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22.71cm" svg:y="1.004cm">
            <draw:object draw:notify-on-update-of-ranges="Hoja1.A2:Hoja1.A3 Hoja1.A3:Hoja1.C3 Hoja1.A2:Hoja1.A2 Hoja1.A104:Hoja1.C104 Hoja1.D2:Hoja1.D2 Hoja1.D104:Hoja1.F10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928cm" svg:y="10.711cm">
            <draw:object draw:notify-on-update-of-ranges="Hoja1.H110:Hoja1.H110 Hoja1.H3:Hoja1.J3 Hoja1.H2:Hoja1.H2 Hoja1.H104:Hoja1.J104 Hoja1.K2:Hoja1.K2 Hoja1.K104:Hoja1.M10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962cm" svg:y="20.249cm">
            <draw:object draw:notify-on-update-of-ranges="Hoja1.K116:Hoja1.K116 Hoja1.A3:Hoja1.C3 Hoja1.A1:Hoja1.A1 Hoja1.A104:Hoja1.C104 Hoja1.H1:Hoja1.H1 Hoja1.H104:Hoja1.J1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2cm" svg:height="0.474cm" svg:x="16.869cm" svg:y="20.32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095cm" svg:y="29.871cm">
            <draw:object draw:notify-on-update-of-ranges="Hoja1.C122:Hoja1.C122 Hoja1.A3:Hoja1.C3 Hoja1.A1:Hoja1.A1 Hoja1.D104:Hoja1.F104 Hoja1.H1:Hoja1.H1 Hoja1.K104:Hoja1.M10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 table:number-columns-spanned="6" table:number-rows-spanned="1">
            <text:p>Método de Jacobi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Método de Gauss-Seidel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olerance=1e-6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Tolerance=1e-10</text:p>
          </table:table-cell>
          <table:covered-table-cell table:number-columns-repeated="2" table:style-name="ce1"/>
          <table:table-cell table:style-name="ce5"/>
          <table:table-cell table:style-name="ce1" office:value-type="string" calcext:value-type="string" table:number-columns-spanned="3" table:number-rows-spanned="1">
            <text:p>Tolerance=1e-6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Tolerance=1e-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 table:style-name="ce5"/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  <table:table-cell table:style-name="ce1" office:value-type="string" calcext:value-type="string">
            <text:p>1 thread</text:p>
          </table:table-cell>
          <table:table-cell table:style-name="ce1" office:value-type="string" calcext:value-type="string">
            <text:p>2 threads</text:p>
          </table:table-cell>
          <table:table-cell table:style-name="ce1" office:value-type="string" calcext:value-type="string">
            <text:p>4 threads</text:p>
          </table:table-cell>
        </table:table-row>
        <table:table-row table:style-name="ro1">
          <table:table-cell office:value-type="float" office:value="0.872805" calcext:value-type="float">
            <text:p>0.872805</text:p>
          </table:table-cell>
          <table:table-cell office:value-type="float" office:value="0.455283" calcext:value-type="float">
            <text:p>0.455283</text:p>
          </table:table-cell>
          <table:table-cell office:value-type="float" office:value="0.248705" calcext:value-type="float">
            <text:p>0.248705</text:p>
          </table:table-cell>
          <table:table-cell office:value-type="float" office:value="3.551135" calcext:value-type="float">
            <text:p>3.551135</text:p>
          </table:table-cell>
          <table:table-cell office:value-type="float" office:value="1.866887" calcext:value-type="float">
            <text:p>1.866887</text:p>
          </table:table-cell>
          <table:table-cell office:value-type="float" office:value="1.039987" calcext:value-type="float">
            <text:p>1.039987</text:p>
          </table:table-cell>
          <table:table-cell/>
          <table:table-cell office:value-type="float" office:value="0.538759" calcext:value-type="float">
            <text:p>0.538759</text:p>
          </table:table-cell>
          <table:table-cell office:value-type="float" office:value="0.285447" calcext:value-type="float">
            <text:p>0.285447</text:p>
          </table:table-cell>
          <table:table-cell office:value-type="float" office:value="0.165781" calcext:value-type="float">
            <text:p>0.165781</text:p>
          </table:table-cell>
          <table:table-cell office:value-type="float" office:value="1.90089" calcext:value-type="float">
            <text:p>1.90089</text:p>
          </table:table-cell>
          <table:table-cell office:value-type="float" office:value="1.02967" calcext:value-type="float">
            <text:p>1.02967</text:p>
          </table:table-cell>
          <table:table-cell office:value-type="float" office:value="0.561921" calcext:value-type="float">
            <text:p>0.561921</text:p>
          </table:table-cell>
        </table:table-row>
        <table:table-row table:style-name="ro1">
          <table:table-cell office:value-type="float" office:value="0.847057" calcext:value-type="float">
            <text:p>0.847057</text:p>
          </table:table-cell>
          <table:table-cell office:value-type="float" office:value="0.443285" calcext:value-type="float">
            <text:p>0.443285</text:p>
          </table:table-cell>
          <table:table-cell office:value-type="float" office:value="0.244174" calcext:value-type="float">
            <text:p>0.244174</text:p>
          </table:table-cell>
          <table:table-cell office:value-type="float" office:value="3.492964" calcext:value-type="float">
            <text:p>3.492964</text:p>
          </table:table-cell>
          <table:table-cell office:value-type="float" office:value="1.831708" calcext:value-type="float">
            <text:p>1.831708</text:p>
          </table:table-cell>
          <table:table-cell office:value-type="float" office:value="0.995497" calcext:value-type="float">
            <text:p>0.995497</text:p>
          </table:table-cell>
          <table:table-cell/>
          <table:table-cell office:value-type="float" office:value="0.538342" calcext:value-type="float">
            <text:p>0.538342</text:p>
          </table:table-cell>
          <table:table-cell office:value-type="float" office:value="0.283396" calcext:value-type="float">
            <text:p>0.283396</text:p>
          </table:table-cell>
          <table:table-cell office:value-type="float" office:value="0.16315" calcext:value-type="float">
            <text:p>0.16315</text:p>
          </table:table-cell>
          <table:table-cell office:value-type="float" office:value="1.86418" calcext:value-type="float">
            <text:p>1.86418</text:p>
          </table:table-cell>
          <table:table-cell office:value-type="float" office:value="0.983984" calcext:value-type="float">
            <text:p>0.983984</text:p>
          </table:table-cell>
          <table:table-cell office:value-type="float" office:value="0.571595" calcext:value-type="float">
            <text:p>0.571595</text:p>
          </table:table-cell>
        </table:table-row>
        <table:table-row table:style-name="ro1">
          <table:table-cell office:value-type="float" office:value="0.842944" calcext:value-type="float">
            <text:p>0.842944</text:p>
          </table:table-cell>
          <table:table-cell office:value-type="float" office:value="0.447724" calcext:value-type="float">
            <text:p>0.447724</text:p>
          </table:table-cell>
          <table:table-cell office:value-type="float" office:value="0.238614" calcext:value-type="float">
            <text:p>0.238614</text:p>
          </table:table-cell>
          <table:table-cell office:value-type="float" office:value="3.485841" calcext:value-type="float">
            <text:p>3.485841</text:p>
          </table:table-cell>
          <table:table-cell office:value-type="float" office:value="1.809637" calcext:value-type="float">
            <text:p>1.809637</text:p>
          </table:table-cell>
          <table:table-cell office:value-type="float" office:value="1.328059" calcext:value-type="float">
            <text:p>1.328059</text:p>
          </table:table-cell>
          <table:table-cell/>
          <table:table-cell office:value-type="float" office:value="0.53668" calcext:value-type="float">
            <text:p>0.53668</text:p>
          </table:table-cell>
          <table:table-cell office:value-type="float" office:value="0.290074" calcext:value-type="float">
            <text:p>0.290074</text:p>
          </table:table-cell>
          <table:table-cell office:value-type="float" office:value="0.156043" calcext:value-type="float">
            <text:p>0.156043</text:p>
          </table:table-cell>
          <table:table-cell office:value-type="float" office:value="1.838738" calcext:value-type="float">
            <text:p>1.838738</text:p>
          </table:table-cell>
          <table:table-cell office:value-type="float" office:value="1.012718" calcext:value-type="float">
            <text:p>1.012718</text:p>
          </table:table-cell>
          <table:table-cell office:value-type="float" office:value="0.564554" calcext:value-type="float">
            <text:p>0.564554</text:p>
          </table:table-cell>
        </table:table-row>
        <table:table-row table:style-name="ro1">
          <table:table-cell office:value-type="float" office:value="0.853437" calcext:value-type="float">
            <text:p>0.853437</text:p>
          </table:table-cell>
          <table:table-cell office:value-type="float" office:value="0.443337" calcext:value-type="float">
            <text:p>0.443337</text:p>
          </table:table-cell>
          <table:table-cell office:value-type="float" office:value="0.246468" calcext:value-type="float">
            <text:p>0.246468</text:p>
          </table:table-cell>
          <table:table-cell office:value-type="float" office:value="3.488832" calcext:value-type="float">
            <text:p>3.488832</text:p>
          </table:table-cell>
          <table:table-cell office:value-type="float" office:value="1.822501" calcext:value-type="float">
            <text:p>1.822501</text:p>
          </table:table-cell>
          <table:table-cell office:value-type="float" office:value="1.060172" calcext:value-type="float">
            <text:p>1.060172</text:p>
          </table:table-cell>
          <table:table-cell/>
          <table:table-cell office:value-type="float" office:value="0.530567" calcext:value-type="float">
            <text:p>0.530567</text:p>
          </table:table-cell>
          <table:table-cell office:value-type="float" office:value="0.276632" calcext:value-type="float">
            <text:p>0.276632</text:p>
          </table:table-cell>
          <table:table-cell office:value-type="float" office:value="0.153993" calcext:value-type="float">
            <text:p>0.153993</text:p>
          </table:table-cell>
          <table:table-cell office:value-type="float" office:value="1.854891" calcext:value-type="float">
            <text:p>1.854891</text:p>
          </table:table-cell>
          <table:table-cell office:value-type="float" office:value="0.976153" calcext:value-type="float">
            <text:p>0.976153</text:p>
          </table:table-cell>
          <table:table-cell office:value-type="float" office:value="0.534199" calcext:value-type="float">
            <text:p>0.534199</text:p>
          </table:table-cell>
        </table:table-row>
        <table:table-row table:style-name="ro1">
          <table:table-cell office:value-type="float" office:value="0.84197" calcext:value-type="float">
            <text:p>0.84197</text:p>
          </table:table-cell>
          <table:table-cell office:value-type="float" office:value="0.436464" calcext:value-type="float">
            <text:p>0.436464</text:p>
          </table:table-cell>
          <table:table-cell office:value-type="float" office:value="0.233702" calcext:value-type="float">
            <text:p>0.233702</text:p>
          </table:table-cell>
          <table:table-cell office:value-type="float" office:value="3.510361" calcext:value-type="float">
            <text:p>3.510361</text:p>
          </table:table-cell>
          <table:table-cell office:value-type="float" office:value="1.825204" calcext:value-type="float">
            <text:p>1.825204</text:p>
          </table:table-cell>
          <table:table-cell office:value-type="float" office:value="0.996509" calcext:value-type="float">
            <text:p>0.996509</text:p>
          </table:table-cell>
          <table:table-cell/>
          <table:table-cell office:value-type="float" office:value="0.532299" calcext:value-type="float">
            <text:p>0.532299</text:p>
          </table:table-cell>
          <table:table-cell office:value-type="float" office:value="0.282514" calcext:value-type="float">
            <text:p>0.282514</text:p>
          </table:table-cell>
          <table:table-cell office:value-type="float" office:value="0.149803" calcext:value-type="float">
            <text:p>0.149803</text:p>
          </table:table-cell>
          <table:table-cell office:value-type="float" office:value="1.85158" calcext:value-type="float">
            <text:p>1.85158</text:p>
          </table:table-cell>
          <table:table-cell office:value-type="float" office:value="0.972636" calcext:value-type="float">
            <text:p>0.972636</text:p>
          </table:table-cell>
          <table:table-cell office:value-type="float" office:value="0.532171" calcext:value-type="float">
            <text:p>0.532171</text:p>
          </table:table-cell>
        </table:table-row>
        <table:table-row table:style-name="ro1">
          <table:table-cell office:value-type="float" office:value="0.843529" calcext:value-type="float">
            <text:p>0.843529</text:p>
          </table:table-cell>
          <table:table-cell office:value-type="float" office:value="0.440596" calcext:value-type="float">
            <text:p>0.440596</text:p>
          </table:table-cell>
          <table:table-cell office:value-type="float" office:value="0.252033" calcext:value-type="float">
            <text:p>0.252033</text:p>
          </table:table-cell>
          <table:table-cell office:value-type="float" office:value="3.519903" calcext:value-type="float">
            <text:p>3.519903</text:p>
          </table:table-cell>
          <table:table-cell office:value-type="float" office:value="1.816304" calcext:value-type="float">
            <text:p>1.816304</text:p>
          </table:table-cell>
          <table:table-cell office:value-type="float" office:value="0.969285" calcext:value-type="float">
            <text:p>0.969285</text:p>
          </table:table-cell>
          <table:table-cell/>
          <table:table-cell office:value-type="float" office:value="0.53445" calcext:value-type="float">
            <text:p>0.53445</text:p>
          </table:table-cell>
          <table:table-cell office:value-type="float" office:value="0.279978" calcext:value-type="float">
            <text:p>0.279978</text:p>
          </table:table-cell>
          <table:table-cell office:value-type="float" office:value="0.155621" calcext:value-type="float">
            <text:p>0.155621</text:p>
          </table:table-cell>
          <table:table-cell office:value-type="float" office:value="1.849507" calcext:value-type="float">
            <text:p>1.849507</text:p>
          </table:table-cell>
          <table:table-cell office:value-type="float" office:value="1.004408" calcext:value-type="float">
            <text:p>1.004408</text:p>
          </table:table-cell>
          <table:table-cell office:value-type="float" office:value="0.578398" calcext:value-type="float">
            <text:p>0.578398</text:p>
          </table:table-cell>
        </table:table-row>
        <table:table-row table:style-name="ro1">
          <table:table-cell office:value-type="float" office:value="0.841143" calcext:value-type="float">
            <text:p>0.841143</text:p>
          </table:table-cell>
          <table:table-cell office:value-type="float" office:value="0.449753" calcext:value-type="float">
            <text:p>0.449753</text:p>
          </table:table-cell>
          <table:table-cell office:value-type="float" office:value="0.2445" calcext:value-type="float">
            <text:p>0.2445</text:p>
          </table:table-cell>
          <table:table-cell office:value-type="float" office:value="3.480935" calcext:value-type="float">
            <text:p>3.480935</text:p>
          </table:table-cell>
          <table:table-cell office:value-type="float" office:value="1.811404" calcext:value-type="float">
            <text:p>1.811404</text:p>
          </table:table-cell>
          <table:table-cell office:value-type="float" office:value="0.988093" calcext:value-type="float">
            <text:p>0.988093</text:p>
          </table:table-cell>
          <table:table-cell/>
          <table:table-cell office:value-type="float" office:value="0.53418" calcext:value-type="float">
            <text:p>0.53418</text:p>
          </table:table-cell>
          <table:table-cell office:value-type="float" office:value="0.274339" calcext:value-type="float">
            <text:p>0.274339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1.852034" calcext:value-type="float">
            <text:p>1.852034</text:p>
          </table:table-cell>
          <table:table-cell office:value-type="float" office:value="0.971354" calcext:value-type="float">
            <text:p>0.971354</text:p>
          </table:table-cell>
          <table:table-cell office:value-type="float" office:value="0.533834" calcext:value-type="float">
            <text:p>0.533834</text:p>
          </table:table-cell>
        </table:table-row>
        <table:table-row table:style-name="ro1">
          <table:table-cell office:value-type="float" office:value="0.837457" calcext:value-type="float">
            <text:p>0.837457</text:p>
          </table:table-cell>
          <table:table-cell office:value-type="float" office:value="0.437254" calcext:value-type="float">
            <text:p>0.437254</text:p>
          </table:table-cell>
          <table:table-cell office:value-type="float" office:value="0.253766" calcext:value-type="float">
            <text:p>0.253766</text:p>
          </table:table-cell>
          <table:table-cell office:value-type="float" office:value="3.488298" calcext:value-type="float">
            <text:p>3.488298</text:p>
          </table:table-cell>
          <table:table-cell office:value-type="float" office:value="1.810076" calcext:value-type="float">
            <text:p>1.810076</text:p>
          </table:table-cell>
          <table:table-cell office:value-type="float" office:value="0.971342" calcext:value-type="float">
            <text:p>0.971342</text:p>
          </table:table-cell>
          <table:table-cell/>
          <table:table-cell office:value-type="float" office:value="0.52541" calcext:value-type="float">
            <text:p>0.52541</text:p>
          </table:table-cell>
          <table:table-cell office:value-type="float" office:value="0.274301" calcext:value-type="float">
            <text:p>0.274301</text:p>
          </table:table-cell>
          <table:table-cell office:value-type="float" office:value="0.146936" calcext:value-type="float">
            <text:p>0.146936</text:p>
          </table:table-cell>
          <table:table-cell office:value-type="float" office:value="1.846533" calcext:value-type="float">
            <text:p>1.846533</text:p>
          </table:table-cell>
          <table:table-cell office:value-type="float" office:value="1.002578" calcext:value-type="float">
            <text:p>1.002578</text:p>
          </table:table-cell>
          <table:table-cell office:value-type="float" office:value="0.532789" calcext:value-type="float">
            <text:p>0.532789</text:p>
          </table:table-cell>
        </table:table-row>
        <table:table-row table:style-name="ro1">
          <table:table-cell office:value-type="float" office:value="0.844692" calcext:value-type="float">
            <text:p>0.844692</text:p>
          </table:table-cell>
          <table:table-cell office:value-type="float" office:value="0.436659" calcext:value-type="float">
            <text:p>0.436659</text:p>
          </table:table-cell>
          <table:table-cell office:value-type="float" office:value="0.247262" calcext:value-type="float">
            <text:p>0.247262</text:p>
          </table:table-cell>
          <table:table-cell office:value-type="float" office:value="3.486479" calcext:value-type="float">
            <text:p>3.486479</text:p>
          </table:table-cell>
          <table:table-cell office:value-type="float" office:value="1.81511" calcext:value-type="float">
            <text:p>1.81511</text:p>
          </table:table-cell>
          <table:table-cell office:value-type="float" office:value="0.961533" calcext:value-type="float">
            <text:p>0.961533</text:p>
          </table:table-cell>
          <table:table-cell/>
          <table:table-cell office:value-type="float" office:value="0.524716" calcext:value-type="float">
            <text:p>0.524716</text:p>
          </table:table-cell>
          <table:table-cell office:value-type="float" office:value="0.281436" calcext:value-type="float">
            <text:p>0.281436</text:p>
          </table:table-cell>
          <table:table-cell office:value-type="float" office:value="0.155702" calcext:value-type="float">
            <text:p>0.155702</text:p>
          </table:table-cell>
          <table:table-cell office:value-type="float" office:value="1.850093" calcext:value-type="float">
            <text:p>1.850093</text:p>
          </table:table-cell>
          <table:table-cell office:value-type="float" office:value="0.970615" calcext:value-type="float">
            <text:p>0.970615</text:p>
          </table:table-cell>
          <table:table-cell office:value-type="float" office:value="0.530948" calcext:value-type="float">
            <text:p>0.530948</text:p>
          </table:table-cell>
        </table:table-row>
        <table:table-row table:style-name="ro1">
          <table:table-cell office:value-type="float" office:value="0.836491" calcext:value-type="float">
            <text:p>0.836491</text:p>
          </table:table-cell>
          <table:table-cell office:value-type="float" office:value="0.436695" calcext:value-type="float">
            <text:p>0.436695</text:p>
          </table:table-cell>
          <table:table-cell office:value-type="float" office:value="0.23368" calcext:value-type="float">
            <text:p>0.23368</text:p>
          </table:table-cell>
          <table:table-cell office:value-type="float" office:value="3.484627" calcext:value-type="float">
            <text:p>3.484627</text:p>
          </table:table-cell>
          <table:table-cell office:value-type="float" office:value="1.814435" calcext:value-type="float">
            <text:p>1.814435</text:p>
          </table:table-cell>
          <table:table-cell office:value-type="float" office:value="0.993875" calcext:value-type="float">
            <text:p>0.993875</text:p>
          </table:table-cell>
          <table:table-cell/>
          <table:table-cell office:value-type="float" office:value="0.530998" calcext:value-type="float">
            <text:p>0.530998</text:p>
          </table:table-cell>
          <table:table-cell office:value-type="float" office:value="0.279628" calcext:value-type="float">
            <text:p>0.279628</text:p>
          </table:table-cell>
          <table:table-cell office:value-type="float" office:value="0.168718" calcext:value-type="float">
            <text:p>0.168718</text:p>
          </table:table-cell>
          <table:table-cell office:value-type="float" office:value="1.860692" calcext:value-type="float">
            <text:p>1.860692</text:p>
          </table:table-cell>
          <table:table-cell office:value-type="float" office:value="0.986056" calcext:value-type="float">
            <text:p>0.986056</text:p>
          </table:table-cell>
          <table:table-cell office:value-type="float" office:value="0.547222" calcext:value-type="float">
            <text:p>0.547222</text:p>
          </table:table-cell>
        </table:table-row>
        <table:table-row table:style-name="ro1">
          <table:table-cell office:value-type="float" office:value="0.835017" calcext:value-type="float">
            <text:p>0.835017</text:p>
          </table:table-cell>
          <table:table-cell office:value-type="float" office:value="0.436973" calcext:value-type="float">
            <text:p>0.436973</text:p>
          </table:table-cell>
          <table:table-cell office:value-type="float" office:value="0.233972" calcext:value-type="float">
            <text:p>0.233972</text:p>
          </table:table-cell>
          <table:table-cell office:value-type="float" office:value="3.494721" calcext:value-type="float">
            <text:p>3.494721</text:p>
          </table:table-cell>
          <table:table-cell office:value-type="float" office:value="1.812693" calcext:value-type="float">
            <text:p>1.812693</text:p>
          </table:table-cell>
          <table:table-cell office:value-type="float" office:value="0.963736" calcext:value-type="float">
            <text:p>0.963736</text:p>
          </table:table-cell>
          <table:table-cell/>
          <table:table-cell office:value-type="float" office:value="0.529862" calcext:value-type="float">
            <text:p>0.529862</text:p>
          </table:table-cell>
          <table:table-cell office:value-type="float" office:value="0.283072" calcext:value-type="float">
            <text:p>0.283072</text:p>
          </table:table-cell>
          <table:table-cell office:value-type="float" office:value="0.149481" calcext:value-type="float">
            <text:p>0.149481</text:p>
          </table:table-cell>
          <table:table-cell office:value-type="float" office:value="1.845837" calcext:value-type="float">
            <text:p>1.845837</text:p>
          </table:table-cell>
          <table:table-cell office:value-type="float" office:value="0.99593" calcext:value-type="float">
            <text:p>0.99593</text:p>
          </table:table-cell>
          <table:table-cell office:value-type="float" office:value="0.546281" calcext:value-type="float">
            <text:p>0.546281</text:p>
          </table:table-cell>
        </table:table-row>
        <table:table-row table:style-name="ro1">
          <table:table-cell office:value-type="float" office:value="0.843095" calcext:value-type="float">
            <text:p>0.843095</text:p>
          </table:table-cell>
          <table:table-cell office:value-type="float" office:value="0.440714" calcext:value-type="float">
            <text:p>0.440714</text:p>
          </table:table-cell>
          <table:table-cell office:value-type="float" office:value="0.237318" calcext:value-type="float">
            <text:p>0.237318</text:p>
          </table:table-cell>
          <table:table-cell office:value-type="float" office:value="3.478119" calcext:value-type="float">
            <text:p>3.478119</text:p>
          </table:table-cell>
          <table:table-cell office:value-type="float" office:value="1.808784" calcext:value-type="float">
            <text:p>1.808784</text:p>
          </table:table-cell>
          <table:table-cell office:value-type="float" office:value="0.992961" calcext:value-type="float">
            <text:p>0.992961</text:p>
          </table:table-cell>
          <table:table-cell/>
          <table:table-cell office:value-type="float" office:value="0.528173" calcext:value-type="float">
            <text:p>0.528173</text:p>
          </table:table-cell>
          <table:table-cell office:value-type="float" office:value="0.278626" calcext:value-type="float">
            <text:p>0.278626</text:p>
          </table:table-cell>
          <table:table-cell office:value-type="float" office:value="0.148036" calcext:value-type="float">
            <text:p>0.148036</text:p>
          </table:table-cell>
          <table:table-cell office:value-type="float" office:value="1.840835" calcext:value-type="float">
            <text:p>1.840835</text:p>
          </table:table-cell>
          <table:table-cell office:value-type="float" office:value="0.970262" calcext:value-type="float">
            <text:p>0.970262</text:p>
          </table:table-cell>
          <table:table-cell office:value-type="float" office:value="0.534027" calcext:value-type="float">
            <text:p>0.534027</text:p>
          </table:table-cell>
        </table:table-row>
        <table:table-row table:style-name="ro1">
          <table:table-cell office:value-type="float" office:value="0.838753" calcext:value-type="float">
            <text:p>0.838753</text:p>
          </table:table-cell>
          <table:table-cell office:value-type="float" office:value="0.442639" calcext:value-type="float">
            <text:p>0.442639</text:p>
          </table:table-cell>
          <table:table-cell office:value-type="float" office:value="0.244219" calcext:value-type="float">
            <text:p>0.244219</text:p>
          </table:table-cell>
          <table:table-cell office:value-type="float" office:value="3.488575" calcext:value-type="float">
            <text:p>3.488575</text:p>
          </table:table-cell>
          <table:table-cell office:value-type="float" office:value="1.827814" calcext:value-type="float">
            <text:p>1.827814</text:p>
          </table:table-cell>
          <table:table-cell office:value-type="float" office:value="0.974318" calcext:value-type="float">
            <text:p>0.974318</text:p>
          </table:table-cell>
          <table:table-cell/>
          <table:table-cell office:value-type="float" office:value="0.524245" calcext:value-type="float">
            <text:p>0.524245</text:p>
          </table:table-cell>
          <table:table-cell office:value-type="float" office:value="0.273559" calcext:value-type="float">
            <text:p>0.273559</text:p>
          </table:table-cell>
          <table:table-cell office:value-type="float" office:value="0.149001" calcext:value-type="float">
            <text:p>0.149001</text:p>
          </table:table-cell>
          <table:table-cell office:value-type="float" office:value="1.851381" calcext:value-type="float">
            <text:p>1.851381</text:p>
          </table:table-cell>
          <table:table-cell office:value-type="float" office:value="0.998036" calcext:value-type="float">
            <text:p>0.998036</text:p>
          </table:table-cell>
          <table:table-cell office:value-type="float" office:value="0.530574" calcext:value-type="float">
            <text:p>0.530574</text:p>
          </table:table-cell>
        </table:table-row>
        <table:table-row table:style-name="ro1">
          <table:table-cell office:value-type="float" office:value="0.835486" calcext:value-type="float">
            <text:p>0.835486</text:p>
          </table:table-cell>
          <table:table-cell office:value-type="float" office:value="0.437048" calcext:value-type="float">
            <text:p>0.437048</text:p>
          </table:table-cell>
          <table:table-cell office:value-type="float" office:value="0.234277" calcext:value-type="float">
            <text:p>0.234277</text:p>
          </table:table-cell>
          <table:table-cell office:value-type="float" office:value="3.52119" calcext:value-type="float">
            <text:p>3.52119</text:p>
          </table:table-cell>
          <table:table-cell office:value-type="float" office:value="1.814379" calcext:value-type="float">
            <text:p>1.814379</text:p>
          </table:table-cell>
          <table:table-cell office:value-type="float" office:value="1.003156" calcext:value-type="float">
            <text:p>1.003156</text:p>
          </table:table-cell>
          <table:table-cell/>
          <table:table-cell office:value-type="float" office:value="0.52586" calcext:value-type="float">
            <text:p>0.52586</text:p>
          </table:table-cell>
          <table:table-cell office:value-type="float" office:value="0.27386" calcext:value-type="float">
            <text:p>0.27386</text:p>
          </table:table-cell>
          <table:table-cell office:value-type="float" office:value="0.158182" calcext:value-type="float">
            <text:p>0.158182</text:p>
          </table:table-cell>
          <table:table-cell office:value-type="float" office:value="1.849994" calcext:value-type="float">
            <text:p>1.849994</text:p>
          </table:table-cell>
          <table:table-cell office:value-type="float" office:value="0.967973" calcext:value-type="float">
            <text:p>0.967973</text:p>
          </table:table-cell>
          <table:table-cell office:value-type="float" office:value="0.533238" calcext:value-type="float">
            <text:p>0.533238</text:p>
          </table:table-cell>
        </table:table-row>
        <table:table-row table:style-name="ro1">
          <table:table-cell office:value-type="float" office:value="0.845802" calcext:value-type="float">
            <text:p>0.845802</text:p>
          </table:table-cell>
          <table:table-cell office:value-type="float" office:value="0.43739" calcext:value-type="float">
            <text:p>0.43739</text:p>
          </table:table-cell>
          <table:table-cell office:value-type="float" office:value="0.233784" calcext:value-type="float">
            <text:p>0.233784</text:p>
          </table:table-cell>
          <table:table-cell office:value-type="float" office:value="3.499635" calcext:value-type="float">
            <text:p>3.499635</text:p>
          </table:table-cell>
          <table:table-cell office:value-type="float" office:value="1.814036" calcext:value-type="float">
            <text:p>1.814036</text:p>
          </table:table-cell>
          <table:table-cell office:value-type="float" office:value="0.99867" calcext:value-type="float">
            <text:p>0.99867</text:p>
          </table:table-cell>
          <table:table-cell/>
          <table:table-cell office:value-type="float" office:value="0.523124" calcext:value-type="float">
            <text:p>0.523124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.155553" calcext:value-type="float">
            <text:p>0.155553</text:p>
          </table:table-cell>
          <table:table-cell office:value-type="float" office:value="1.849734" calcext:value-type="float">
            <text:p>1.849734</text:p>
          </table:table-cell>
          <table:table-cell office:value-type="float" office:value="1.005066" calcext:value-type="float">
            <text:p>1.005066</text:p>
          </table:table-cell>
          <table:table-cell office:value-type="float" office:value="0.563054" calcext:value-type="float">
            <text:p>0.563054</text:p>
          </table:table-cell>
        </table:table-row>
        <table:table-row table:style-name="ro1">
          <table:table-cell office:value-type="float" office:value="0.836101" calcext:value-type="float">
            <text:p>0.836101</text:p>
          </table:table-cell>
          <table:table-cell office:value-type="float" office:value="0.436131" calcext:value-type="float">
            <text:p>0.436131</text:p>
          </table:table-cell>
          <table:table-cell office:value-type="float" office:value="0.23323" calcext:value-type="float">
            <text:p>0.23323</text:p>
          </table:table-cell>
          <table:table-cell office:value-type="float" office:value="3.504196" calcext:value-type="float">
            <text:p>3.504196</text:p>
          </table:table-cell>
          <table:table-cell office:value-type="float" office:value="1.807685" calcext:value-type="float">
            <text:p>1.807685</text:p>
          </table:table-cell>
          <table:table-cell office:value-type="float" office:value="0.963153" calcext:value-type="float">
            <text:p>0.963153</text:p>
          </table:table-cell>
          <table:table-cell/>
          <table:table-cell office:value-type="float" office:value="0.532645" calcext:value-type="float">
            <text:p>0.532645</text:p>
          </table:table-cell>
          <table:table-cell office:value-type="float" office:value="0.279323" calcext:value-type="float">
            <text:p>0.279323</text:p>
          </table:table-cell>
          <table:table-cell office:value-type="float" office:value="0.160659" calcext:value-type="float">
            <text:p>0.160659</text:p>
          </table:table-cell>
          <table:table-cell office:value-type="float" office:value="1.843091" calcext:value-type="float">
            <text:p>1.843091</text:p>
          </table:table-cell>
          <table:table-cell office:value-type="float" office:value="0.986907" calcext:value-type="float">
            <text:p>0.986907</text:p>
          </table:table-cell>
          <table:table-cell office:value-type="float" office:value="0.529162" calcext:value-type="float">
            <text:p>0.529162</text:p>
          </table:table-cell>
        </table:table-row>
        <table:table-row table:style-name="ro1">
          <table:table-cell office:value-type="float" office:value="0.835127" calcext:value-type="float">
            <text:p>0.835127</text:p>
          </table:table-cell>
          <table:table-cell office:value-type="float" office:value="0.436637" calcext:value-type="float">
            <text:p>0.436637</text:p>
          </table:table-cell>
          <table:table-cell office:value-type="float" office:value="0.233144" calcext:value-type="float">
            <text:p>0.233144</text:p>
          </table:table-cell>
          <table:table-cell office:value-type="float" office:value="3.513651" calcext:value-type="float">
            <text:p>3.513651</text:p>
          </table:table-cell>
          <table:table-cell office:value-type="float" office:value="1.816321" calcext:value-type="float">
            <text:p>1.816321</text:p>
          </table:table-cell>
          <table:table-cell office:value-type="float" office:value="1.070949" calcext:value-type="float">
            <text:p>1.070949</text:p>
          </table:table-cell>
          <table:table-cell/>
          <table:table-cell office:value-type="float" office:value="0.524487" calcext:value-type="float">
            <text:p>0.524487</text:p>
          </table:table-cell>
          <table:table-cell office:value-type="float" office:value="0.277104" calcext:value-type="float">
            <text:p>0.277104</text:p>
          </table:table-cell>
          <table:table-cell office:value-type="float" office:value="0.157979" calcext:value-type="float">
            <text:p>0.157979</text:p>
          </table:table-cell>
          <table:table-cell office:value-type="float" office:value="1.849525" calcext:value-type="float">
            <text:p>1.849525</text:p>
          </table:table-cell>
          <table:table-cell office:value-type="float" office:value="0.992569" calcext:value-type="float">
            <text:p>0.992569</text:p>
          </table:table-cell>
          <table:table-cell office:value-type="float" office:value="0.531742" calcext:value-type="float">
            <text:p>0.531742</text:p>
          </table:table-cell>
        </table:table-row>
        <table:table-row table:style-name="ro1">
          <table:table-cell office:value-type="float" office:value="0.846017" calcext:value-type="float">
            <text:p>0.846017</text:p>
          </table:table-cell>
          <table:table-cell office:value-type="float" office:value="0.44483" calcext:value-type="float">
            <text:p>0.44483</text:p>
          </table:table-cell>
          <table:table-cell office:value-type="float" office:value="0.251552" calcext:value-type="float">
            <text:p>0.251552</text:p>
          </table:table-cell>
          <table:table-cell office:value-type="float" office:value="3.510994" calcext:value-type="float">
            <text:p>3.510994</text:p>
          </table:table-cell>
          <table:table-cell office:value-type="float" office:value="1.816145" calcext:value-type="float">
            <text:p>1.816145</text:p>
          </table:table-cell>
          <table:table-cell office:value-type="float" office:value="0.967436" calcext:value-type="float">
            <text:p>0.967436</text:p>
          </table:table-cell>
          <table:table-cell/>
          <table:table-cell office:value-type="float" office:value="0.528663" calcext:value-type="float">
            <text:p>0.528663</text:p>
          </table:table-cell>
          <table:table-cell office:value-type="float" office:value="0.273431" calcext:value-type="float">
            <text:p>0.273431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1.851109" calcext:value-type="float">
            <text:p>1.851109</text:p>
          </table:table-cell>
          <table:table-cell office:value-type="float" office:value="1.003528" calcext:value-type="float">
            <text:p>1.003528</text:p>
          </table:table-cell>
          <table:table-cell office:value-type="float" office:value="0.530385" calcext:value-type="float">
            <text:p>0.530385</text:p>
          </table:table-cell>
        </table:table-row>
        <table:table-row table:style-name="ro1">
          <table:table-cell office:value-type="float" office:value="0.849827" calcext:value-type="float">
            <text:p>0.849827</text:p>
          </table:table-cell>
          <table:table-cell office:value-type="float" office:value="0.43677" calcext:value-type="float">
            <text:p>0.43677</text:p>
          </table:table-cell>
          <table:table-cell office:value-type="float" office:value="0.247144" calcext:value-type="float">
            <text:p>0.247144</text:p>
          </table:table-cell>
          <table:table-cell office:value-type="float" office:value="3.539019" calcext:value-type="float">
            <text:p>3.539019</text:p>
          </table:table-cell>
          <table:table-cell office:value-type="float" office:value="1.826735" calcext:value-type="float">
            <text:p>1.826735</text:p>
          </table:table-cell>
          <table:table-cell office:value-type="float" office:value="0.971444" calcext:value-type="float">
            <text:p>0.971444</text:p>
          </table:table-cell>
          <table:table-cell/>
          <table:table-cell office:value-type="float" office:value="0.521836" calcext:value-type="float">
            <text:p>0.521836</text:p>
          </table:table-cell>
          <table:table-cell office:value-type="float" office:value="0.272581" calcext:value-type="float">
            <text:p>0.272581</text:p>
          </table:table-cell>
          <table:table-cell office:value-type="float" office:value="0.145275" calcext:value-type="float">
            <text:p>0.145275</text:p>
          </table:table-cell>
          <table:table-cell office:value-type="float" office:value="1.845245" calcext:value-type="float">
            <text:p>1.845245</text:p>
          </table:table-cell>
          <table:table-cell office:value-type="float" office:value="0.969892" calcext:value-type="float">
            <text:p>0.969892</text:p>
          </table:table-cell>
          <table:table-cell office:value-type="float" office:value="0.543995" calcext:value-type="float">
            <text:p>0.543995</text:p>
          </table:table-cell>
        </table:table-row>
        <table:table-row table:style-name="ro1">
          <table:table-cell office:value-type="float" office:value="0.848291" calcext:value-type="float">
            <text:p>0.848291</text:p>
          </table:table-cell>
          <table:table-cell office:value-type="float" office:value="0.437273" calcext:value-type="float">
            <text:p>0.437273</text:p>
          </table:table-cell>
          <table:table-cell office:value-type="float" office:value="0.234249" calcext:value-type="float">
            <text:p>0.234249</text:p>
          </table:table-cell>
          <table:table-cell office:value-type="float" office:value="3.535203" calcext:value-type="float">
            <text:p>3.535203</text:p>
          </table:table-cell>
          <table:table-cell office:value-type="float" office:value="1.825708" calcext:value-type="float">
            <text:p>1.825708</text:p>
          </table:table-cell>
          <table:table-cell office:value-type="float" office:value="0.988989" calcext:value-type="float">
            <text:p>0.988989</text:p>
          </table:table-cell>
          <table:table-cell/>
          <table:table-cell office:value-type="float" office:value="0.527492" calcext:value-type="float">
            <text:p>0.527492</text:p>
          </table:table-cell>
          <table:table-cell office:value-type="float" office:value="0.278621" calcext:value-type="float">
            <text:p>0.278621</text:p>
          </table:table-cell>
          <table:table-cell office:value-type="float" office:value="0.147993" calcext:value-type="float">
            <text:p>0.147993</text:p>
          </table:table-cell>
          <table:table-cell office:value-type="float" office:value="1.837619" calcext:value-type="float">
            <text:p>1.837619</text:p>
          </table:table-cell>
          <table:table-cell office:value-type="float" office:value="1.003817" calcext:value-type="float">
            <text:p>1.003817</text:p>
          </table:table-cell>
          <table:table-cell office:value-type="float" office:value="0.541837" calcext:value-type="float">
            <text:p>0.541837</text:p>
          </table:table-cell>
        </table:table-row>
        <table:table-row table:style-name="ro1">
          <table:table-cell office:value-type="float" office:value="0.841647" calcext:value-type="float">
            <text:p>0.841647</text:p>
          </table:table-cell>
          <table:table-cell office:value-type="float" office:value="0.435653" calcext:value-type="float">
            <text:p>0.435653</text:p>
          </table:table-cell>
          <table:table-cell office:value-type="float" office:value="0.235149" calcext:value-type="float">
            <text:p>0.235149</text:p>
          </table:table-cell>
          <table:table-cell office:value-type="float" office:value="3.497402" calcext:value-type="float">
            <text:p>3.497402</text:p>
          </table:table-cell>
          <table:table-cell office:value-type="float" office:value="1.83359" calcext:value-type="float">
            <text:p>1.83359</text:p>
          </table:table-cell>
          <table:table-cell office:value-type="float" office:value="0.963345" calcext:value-type="float">
            <text:p>0.963345</text:p>
          </table:table-cell>
          <table:table-cell/>
          <table:table-cell office:value-type="float" office:value="0.530199" calcext:value-type="float">
            <text:p>0.530199</text:p>
          </table:table-cell>
          <table:table-cell office:value-type="float" office:value="0.278553" calcext:value-type="float">
            <text:p>0.278553</text:p>
          </table:table-cell>
          <table:table-cell office:value-type="float" office:value="0.146573" calcext:value-type="float">
            <text:p>0.146573</text:p>
          </table:table-cell>
          <table:table-cell office:value-type="float" office:value="1.842301" calcext:value-type="float">
            <text:p>1.842301</text:p>
          </table:table-cell>
          <table:table-cell office:value-type="float" office:value="0.973339" calcext:value-type="float">
            <text:p>0.973339</text:p>
          </table:table-cell>
          <table:table-cell office:value-type="float" office:value="0.531351" calcext:value-type="float">
            <text:p>0.531351</text:p>
          </table:table-cell>
        </table:table-row>
        <table:table-row table:style-name="ro1">
          <table:table-cell office:value-type="float" office:value="0.842441" calcext:value-type="float">
            <text:p>0.842441</text:p>
          </table:table-cell>
          <table:table-cell office:value-type="float" office:value="0.435565" calcext:value-type="float">
            <text:p>0.435565</text:p>
          </table:table-cell>
          <table:table-cell office:value-type="float" office:value="0.23258" calcext:value-type="float">
            <text:p>0.23258</text:p>
          </table:table-cell>
          <table:table-cell office:value-type="float" office:value="3.499302" calcext:value-type="float">
            <text:p>3.499302</text:p>
          </table:table-cell>
          <table:table-cell office:value-type="float" office:value="1.832104" calcext:value-type="float">
            <text:p>1.832104</text:p>
          </table:table-cell>
          <table:table-cell office:value-type="float" office:value="1.002546" calcext:value-type="float">
            <text:p>1.002546</text:p>
          </table:table-cell>
          <table:table-cell/>
          <table:table-cell office:value-type="float" office:value="0.523595" calcext:value-type="float">
            <text:p>0.523595</text:p>
          </table:table-cell>
          <table:table-cell office:value-type="float" office:value="0.273155" calcext:value-type="float">
            <text:p>0.273155</text:p>
          </table:table-cell>
          <table:table-cell office:value-type="float" office:value="0.144343" calcext:value-type="float">
            <text:p>0.144343</text:p>
          </table:table-cell>
          <table:table-cell office:value-type="float" office:value="1.844352" calcext:value-type="float">
            <text:p>1.844352</text:p>
          </table:table-cell>
          <table:table-cell office:value-type="float" office:value="0.973219" calcext:value-type="float">
            <text:p>0.973219</text:p>
          </table:table-cell>
          <table:table-cell office:value-type="float" office:value="0.527423" calcext:value-type="float">
            <text:p>0.527423</text:p>
          </table:table-cell>
        </table:table-row>
        <table:table-row table:style-name="ro1">
          <table:table-cell office:value-type="float" office:value="0.841435" calcext:value-type="float">
            <text:p>0.841435</text:p>
          </table:table-cell>
          <table:table-cell office:value-type="float" office:value="0.440063" calcext:value-type="float">
            <text:p>0.440063</text:p>
          </table:table-cell>
          <table:table-cell office:value-type="float" office:value="0.233826" calcext:value-type="float">
            <text:p>0.233826</text:p>
          </table:table-cell>
          <table:table-cell office:value-type="float" office:value="3.483731" calcext:value-type="float">
            <text:p>3.483731</text:p>
          </table:table-cell>
          <table:table-cell office:value-type="float" office:value="1.828844" calcext:value-type="float">
            <text:p>1.828844</text:p>
          </table:table-cell>
          <table:table-cell office:value-type="float" office:value="0.964325" calcext:value-type="float">
            <text:p>0.964325</text:p>
          </table:table-cell>
          <table:table-cell/>
          <table:table-cell office:value-type="float" office:value="0.524204" calcext:value-type="float">
            <text:p>0.524204</text:p>
          </table:table-cell>
          <table:table-cell office:value-type="float" office:value="0.273751" calcext:value-type="float">
            <text:p>0.273751</text:p>
          </table:table-cell>
          <table:table-cell office:value-type="float" office:value="0.143471" calcext:value-type="float">
            <text:p>0.143471</text:p>
          </table:table-cell>
          <table:table-cell office:value-type="float" office:value="1.844619" calcext:value-type="float">
            <text:p>1.844619</text:p>
          </table:table-cell>
          <table:table-cell office:value-type="float" office:value="1.003683" calcext:value-type="float">
            <text:p>1.003683</text:p>
          </table:table-cell>
          <table:table-cell office:value-type="float" office:value="0.529118" calcext:value-type="float">
            <text:p>0.529118</text:p>
          </table:table-cell>
        </table:table-row>
        <table:table-row table:style-name="ro1">
          <table:table-cell office:value-type="float" office:value="0.840745" calcext:value-type="float">
            <text:p>0.840745</text:p>
          </table:table-cell>
          <table:table-cell office:value-type="float" office:value="0.442781" calcext:value-type="float">
            <text:p>0.442781</text:p>
          </table:table-cell>
          <table:table-cell office:value-type="float" office:value="0.233122" calcext:value-type="float">
            <text:p>0.233122</text:p>
          </table:table-cell>
          <table:table-cell office:value-type="float" office:value="3.491893" calcext:value-type="float">
            <text:p>3.491893</text:p>
          </table:table-cell>
          <table:table-cell office:value-type="float" office:value="1.824904" calcext:value-type="float">
            <text:p>1.824904</text:p>
          </table:table-cell>
          <table:table-cell office:value-type="float" office:value="0.980568" calcext:value-type="float">
            <text:p>0.980568</text:p>
          </table:table-cell>
          <table:table-cell/>
          <table:table-cell office:value-type="float" office:value="0.523743" calcext:value-type="float">
            <text:p>0.523743</text:p>
          </table:table-cell>
          <table:table-cell office:value-type="float" office:value="0.275058" calcext:value-type="float">
            <text:p>0.275058</text:p>
          </table:table-cell>
          <table:table-cell office:value-type="float" office:value="0.144632" calcext:value-type="float">
            <text:p>0.144632</text:p>
          </table:table-cell>
          <table:table-cell office:value-type="float" office:value="1.843489" calcext:value-type="float">
            <text:p>1.843489</text:p>
          </table:table-cell>
          <table:table-cell office:value-type="float" office:value="0.971884" calcext:value-type="float">
            <text:p>0.971884</text:p>
          </table:table-cell>
          <table:table-cell office:value-type="float" office:value="0.559032" calcext:value-type="float">
            <text:p>0.559032</text:p>
          </table:table-cell>
        </table:table-row>
        <table:table-row table:style-name="ro1">
          <table:table-cell office:value-type="float" office:value="0.837346" calcext:value-type="float">
            <text:p>0.837346</text:p>
          </table:table-cell>
          <table:table-cell office:value-type="float" office:value="0.437561" calcext:value-type="float">
            <text:p>0.437561</text:p>
          </table:table-cell>
          <table:table-cell office:value-type="float" office:value="0.232762" calcext:value-type="float">
            <text:p>0.232762</text:p>
          </table:table-cell>
          <table:table-cell office:value-type="float" office:value="3.477565" calcext:value-type="float">
            <text:p>3.477565</text:p>
          </table:table-cell>
          <table:table-cell office:value-type="float" office:value="1.842267" calcext:value-type="float">
            <text:p>1.842267</text:p>
          </table:table-cell>
          <table:table-cell office:value-type="float" office:value="0.978738" calcext:value-type="float">
            <text:p>0.978738</text:p>
          </table:table-cell>
          <table:table-cell/>
          <table:table-cell office:value-type="float" office:value="0.53472" calcext:value-type="float">
            <text:p>0.53472</text:p>
          </table:table-cell>
          <table:table-cell office:value-type="float" office:value="0.274689" calcext:value-type="float">
            <text:p>0.274689</text:p>
          </table:table-cell>
          <table:table-cell office:value-type="float" office:value="0.146076" calcext:value-type="float">
            <text:p>0.146076</text:p>
          </table:table-cell>
          <table:table-cell office:value-type="float" office:value="1.83817" calcext:value-type="float">
            <text:p>1.83817</text:p>
          </table:table-cell>
          <table:table-cell office:value-type="float" office:value="1.002693" calcext:value-type="float">
            <text:p>1.002693</text:p>
          </table:table-cell>
          <table:table-cell office:value-type="float" office:value="0.533419" calcext:value-type="float">
            <text:p>0.533419</text:p>
          </table:table-cell>
        </table:table-row>
        <table:table-row table:style-name="ro1">
          <table:table-cell office:value-type="float" office:value="0.842656" calcext:value-type="float">
            <text:p>0.842656</text:p>
          </table:table-cell>
          <table:table-cell office:value-type="float" office:value="0.435739" calcext:value-type="float">
            <text:p>0.435739</text:p>
          </table:table-cell>
          <table:table-cell office:value-type="float" office:value="0.233838" calcext:value-type="float">
            <text:p>0.233838</text:p>
          </table:table-cell>
          <table:table-cell office:value-type="float" office:value="3.501535" calcext:value-type="float">
            <text:p>3.501535</text:p>
          </table:table-cell>
          <table:table-cell office:value-type="float" office:value="1.831521" calcext:value-type="float">
            <text:p>1.831521</text:p>
          </table:table-cell>
          <table:table-cell office:value-type="float" office:value="0.961391" calcext:value-type="float">
            <text:p>0.961391</text:p>
          </table:table-cell>
          <table:table-cell/>
          <table:table-cell office:value-type="float" office:value="0.525193" calcext:value-type="float">
            <text:p>0.525193</text:p>
          </table:table-cell>
          <table:table-cell office:value-type="float" office:value="0.273092" calcext:value-type="float">
            <text:p>0.273092</text:p>
          </table:table-cell>
          <table:table-cell office:value-type="float" office:value="0.145102" calcext:value-type="float">
            <text:p>0.145102</text:p>
          </table:table-cell>
          <table:table-cell office:value-type="float" office:value="1.844037" calcext:value-type="float">
            <text:p>1.844037</text:p>
          </table:table-cell>
          <table:table-cell office:value-type="float" office:value="0.973374" calcext:value-type="float">
            <text:p>0.973374</text:p>
          </table:table-cell>
          <table:table-cell office:value-type="float" office:value="0.529471" calcext:value-type="float">
            <text:p>0.529471</text:p>
          </table:table-cell>
        </table:table-row>
        <table:table-row table:style-name="ro1">
          <table:table-cell office:value-type="float" office:value="0.845048" calcext:value-type="float">
            <text:p>0.845048</text:p>
          </table:table-cell>
          <table:table-cell office:value-type="float" office:value="0.435958" calcext:value-type="float">
            <text:p>0.435958</text:p>
          </table:table-cell>
          <table:table-cell office:value-type="float" office:value="0.233117" calcext:value-type="float">
            <text:p>0.233117</text:p>
          </table:table-cell>
          <table:table-cell office:value-type="float" office:value="3.484143" calcext:value-type="float">
            <text:p>3.484143</text:p>
          </table:table-cell>
          <table:table-cell office:value-type="float" office:value="1.831526" calcext:value-type="float">
            <text:p>1.831526</text:p>
          </table:table-cell>
          <table:table-cell office:value-type="float" office:value="0.995869" calcext:value-type="float">
            <text:p>0.995869</text:p>
          </table:table-cell>
          <table:table-cell/>
          <table:table-cell office:value-type="float" office:value="0.527596" calcext:value-type="float">
            <text:p>0.527596</text:p>
          </table:table-cell>
          <table:table-cell office:value-type="float" office:value="0.275321" calcext:value-type="float">
            <text:p>0.275321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1.84411" calcext:value-type="float">
            <text:p>1.84411</text:p>
          </table:table-cell>
          <table:table-cell office:value-type="float" office:value="0.986397" calcext:value-type="float">
            <text:p>0.986397</text:p>
          </table:table-cell>
          <table:table-cell office:value-type="float" office:value="0.53104" calcext:value-type="float">
            <text:p>0.53104</text:p>
          </table:table-cell>
        </table:table-row>
        <table:table-row table:style-name="ro1">
          <table:table-cell office:value-type="float" office:value="0.836353" calcext:value-type="float">
            <text:p>0.836353</text:p>
          </table:table-cell>
          <table:table-cell office:value-type="float" office:value="0.436212" calcext:value-type="float">
            <text:p>0.436212</text:p>
          </table:table-cell>
          <table:table-cell office:value-type="float" office:value="0.246592" calcext:value-type="float">
            <text:p>0.246592</text:p>
          </table:table-cell>
          <table:table-cell office:value-type="float" office:value="3.490364" calcext:value-type="float">
            <text:p>3.490364</text:p>
          </table:table-cell>
          <table:table-cell office:value-type="float" office:value="1.825639" calcext:value-type="float">
            <text:p>1.825639</text:p>
          </table:table-cell>
          <table:table-cell office:value-type="float" office:value="0.963196" calcext:value-type="float">
            <text:p>0.963196</text:p>
          </table:table-cell>
          <table:table-cell/>
          <table:table-cell office:value-type="float" office:value="0.524765" calcext:value-type="float">
            <text:p>0.524765</text:p>
          </table:table-cell>
          <table:table-cell office:value-type="float" office:value="0.274857" calcext:value-type="float">
            <text:p>0.274857</text:p>
          </table:table-cell>
          <table:table-cell office:value-type="float" office:value="0.146936" calcext:value-type="float">
            <text:p>0.146936</text:p>
          </table:table-cell>
          <table:table-cell office:value-type="float" office:value="1.845933" calcext:value-type="float">
            <text:p>1.845933</text:p>
          </table:table-cell>
          <table:table-cell office:value-type="float" office:value="0.997701" calcext:value-type="float">
            <text:p>0.997701</text:p>
          </table:table-cell>
          <table:table-cell office:value-type="float" office:value="0.55019" calcext:value-type="float">
            <text:p>0.55019</text:p>
          </table:table-cell>
        </table:table-row>
        <table:table-row table:style-name="ro1">
          <table:table-cell office:value-type="float" office:value="0.844325" calcext:value-type="float">
            <text:p>0.844325</text:p>
          </table:table-cell>
          <table:table-cell office:value-type="float" office:value="0.445665" calcext:value-type="float">
            <text:p>0.445665</text:p>
          </table:table-cell>
          <table:table-cell office:value-type="float" office:value="0.252599" calcext:value-type="float">
            <text:p>0.252599</text:p>
          </table:table-cell>
          <table:table-cell office:value-type="float" office:value="3.479631" calcext:value-type="float">
            <text:p>3.479631</text:p>
          </table:table-cell>
          <table:table-cell office:value-type="float" office:value="1.84087" calcext:value-type="float">
            <text:p>1.84087</text:p>
          </table:table-cell>
          <table:table-cell office:value-type="float" office:value="0.987375" calcext:value-type="float">
            <text:p>0.987375</text:p>
          </table:table-cell>
          <table:table-cell/>
          <table:table-cell office:value-type="float" office:value="0.531992" calcext:value-type="float">
            <text:p>0.531992</text:p>
          </table:table-cell>
          <table:table-cell office:value-type="float" office:value="0.279632" calcext:value-type="float">
            <text:p>0.279632</text:p>
          </table:table-cell>
          <table:table-cell office:value-type="float" office:value="0.147179" calcext:value-type="float">
            <text:p>0.147179</text:p>
          </table:table-cell>
          <table:table-cell office:value-type="float" office:value="1.840248" calcext:value-type="float">
            <text:p>1.840248</text:p>
          </table:table-cell>
          <table:table-cell office:value-type="float" office:value="0.970376" calcext:value-type="float">
            <text:p>0.970376</text:p>
          </table:table-cell>
          <table:table-cell office:value-type="float" office:value="0.541157" calcext:value-type="float">
            <text:p>0.541157</text:p>
          </table:table-cell>
        </table:table-row>
        <table:table-row table:style-name="ro1">
          <table:table-cell office:value-type="float" office:value="0.838681" calcext:value-type="float">
            <text:p>0.838681</text:p>
          </table:table-cell>
          <table:table-cell office:value-type="float" office:value="0.436748" calcext:value-type="float">
            <text:p>0.436748</text:p>
          </table:table-cell>
          <table:table-cell office:value-type="float" office:value="0.233808" calcext:value-type="float">
            <text:p>0.233808</text:p>
          </table:table-cell>
          <table:table-cell office:value-type="float" office:value="3.48336" calcext:value-type="float">
            <text:p>3.48336</text:p>
          </table:table-cell>
          <table:table-cell office:value-type="float" office:value="1.831557" calcext:value-type="float">
            <text:p>1.831557</text:p>
          </table:table-cell>
          <table:table-cell office:value-type="float" office:value="0.972244" calcext:value-type="float">
            <text:p>0.972244</text:p>
          </table:table-cell>
          <table:table-cell/>
          <table:table-cell office:value-type="float" office:value="0.531091" calcext:value-type="float">
            <text:p>0.531091</text:p>
          </table:table-cell>
          <table:table-cell office:value-type="float" office:value="0.277178" calcext:value-type="float">
            <text:p>0.277178</text:p>
          </table:table-cell>
          <table:table-cell office:value-type="float" office:value="0.146916" calcext:value-type="float">
            <text:p>0.146916</text:p>
          </table:table-cell>
          <table:table-cell office:value-type="float" office:value="1.846243" calcext:value-type="float">
            <text:p>1.846243</text:p>
          </table:table-cell>
          <table:table-cell office:value-type="float" office:value="1.002197" calcext:value-type="float">
            <text:p>1.002197</text:p>
          </table:table-cell>
          <table:table-cell office:value-type="float" office:value="0.531287" calcext:value-type="float">
            <text:p>0.531287</text:p>
          </table:table-cell>
        </table:table-row>
        <table:table-row table:style-name="ro1">
          <table:table-cell office:value-type="float" office:value="0.838033" calcext:value-type="float">
            <text:p>0.838033</text:p>
          </table:table-cell>
          <table:table-cell office:value-type="float" office:value="0.436103" calcext:value-type="float">
            <text:p>0.436103</text:p>
          </table:table-cell>
          <table:table-cell office:value-type="float" office:value="0.233403" calcext:value-type="float">
            <text:p>0.233403</text:p>
          </table:table-cell>
          <table:table-cell office:value-type="float" office:value="3.485918" calcext:value-type="float">
            <text:p>3.485918</text:p>
          </table:table-cell>
          <table:table-cell office:value-type="float" office:value="1.830328" calcext:value-type="float">
            <text:p>1.830328</text:p>
          </table:table-cell>
          <table:table-cell office:value-type="float" office:value="0.962429" calcext:value-type="float">
            <text:p>0.962429</text:p>
          </table:table-cell>
          <table:table-cell/>
          <table:table-cell office:value-type="float" office:value="0.524222" calcext:value-type="float">
            <text:p>0.524222</text:p>
          </table:table-cell>
          <table:table-cell office:value-type="float" office:value="0.275066" calcext:value-type="float">
            <text:p>0.275066</text:p>
          </table:table-cell>
          <table:table-cell office:value-type="float" office:value="0.149356" calcext:value-type="float">
            <text:p>0.149356</text:p>
          </table:table-cell>
          <table:table-cell office:value-type="float" office:value="1.845129" calcext:value-type="float">
            <text:p>1.845129</text:p>
          </table:table-cell>
          <table:table-cell office:value-type="float" office:value="0.971879" calcext:value-type="float">
            <text:p>0.971879</text:p>
          </table:table-cell>
          <table:table-cell office:value-type="float" office:value="0.529554" calcext:value-type="float">
            <text:p>0.529554</text:p>
          </table:table-cell>
        </table:table-row>
        <table:table-row table:style-name="ro1">
          <table:table-cell office:value-type="float" office:value="0.846626" calcext:value-type="float">
            <text:p>0.846626</text:p>
          </table:table-cell>
          <table:table-cell office:value-type="float" office:value="0.435696" calcext:value-type="float">
            <text:p>0.435696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3.48175" calcext:value-type="float">
            <text:p>3.48175</text:p>
          </table:table-cell>
          <table:table-cell office:value-type="float" office:value="1.826601" calcext:value-type="float">
            <text:p>1.826601</text:p>
          </table:table-cell>
          <table:table-cell office:value-type="float" office:value="0.996556" calcext:value-type="float">
            <text:p>0.996556</text:p>
          </table:table-cell>
          <table:table-cell/>
          <table:table-cell office:value-type="float" office:value="0.522463" calcext:value-type="float">
            <text:p>0.522463</text:p>
          </table:table-cell>
          <table:table-cell office:value-type="float" office:value="0.275074" calcext:value-type="float">
            <text:p>0.275074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1.847707" calcext:value-type="float">
            <text:p>1.847707</text:p>
          </table:table-cell>
          <table:table-cell office:value-type="float" office:value="0.975206" calcext:value-type="float">
            <text:p>0.975206</text:p>
          </table:table-cell>
          <table:table-cell office:value-type="float" office:value="0.532851" calcext:value-type="float">
            <text:p>0.532851</text:p>
          </table:table-cell>
        </table:table-row>
        <table:table-row table:style-name="ro1">
          <table:table-cell office:value-type="float" office:value="0.839476" calcext:value-type="float">
            <text:p>0.839476</text:p>
          </table:table-cell>
          <table:table-cell office:value-type="float" office:value="0.437207" calcext:value-type="float">
            <text:p>0.437207</text:p>
          </table:table-cell>
          <table:table-cell office:value-type="float" office:value="0.232653" calcext:value-type="float">
            <text:p>0.232653</text:p>
          </table:table-cell>
          <table:table-cell office:value-type="float" office:value="3.488007" calcext:value-type="float">
            <text:p>3.488007</text:p>
          </table:table-cell>
          <table:table-cell office:value-type="float" office:value="1.828652" calcext:value-type="float">
            <text:p>1.828652</text:p>
          </table:table-cell>
          <table:table-cell office:value-type="float" office:value="0.962688" calcext:value-type="float">
            <text:p>0.962688</text:p>
          </table:table-cell>
          <table:table-cell/>
          <table:table-cell office:value-type="float" office:value="0.523186" calcext:value-type="float">
            <text:p>0.523186</text:p>
          </table:table-cell>
          <table:table-cell office:value-type="float" office:value="0.274756" calcext:value-type="float">
            <text:p>0.274756</text:p>
          </table:table-cell>
          <table:table-cell office:value-type="float" office:value="0.16109" calcext:value-type="float">
            <text:p>0.16109</text:p>
          </table:table-cell>
          <table:table-cell office:value-type="float" office:value="1.83799" calcext:value-type="float">
            <text:p>1.83799</text:p>
          </table:table-cell>
          <table:table-cell office:value-type="float" office:value="0.978252" calcext:value-type="float">
            <text:p>0.978252</text:p>
          </table:table-cell>
          <table:table-cell office:value-type="float" office:value="0.563473" calcext:value-type="float">
            <text:p>0.563473</text:p>
          </table:table-cell>
        </table:table-row>
        <table:table-row table:style-name="ro1">
          <table:table-cell office:value-type="float" office:value="0.835424" calcext:value-type="float">
            <text:p>0.835424</text:p>
          </table:table-cell>
          <table:table-cell office:value-type="float" office:value="0.441931" calcext:value-type="float">
            <text:p>0.441931</text:p>
          </table:table-cell>
          <table:table-cell office:value-type="float" office:value="0.233076" calcext:value-type="float">
            <text:p>0.233076</text:p>
          </table:table-cell>
          <table:table-cell office:value-type="float" office:value="3.478722" calcext:value-type="float">
            <text:p>3.478722</text:p>
          </table:table-cell>
          <table:table-cell office:value-type="float" office:value="1.832865" calcext:value-type="float">
            <text:p>1.832865</text:p>
          </table:table-cell>
          <table:table-cell office:value-type="float" office:value="0.99786" calcext:value-type="float">
            <text:p>0.99786</text:p>
          </table:table-cell>
          <table:table-cell/>
          <table:table-cell office:value-type="float" office:value="0.532262" calcext:value-type="float">
            <text:p>0.532262</text:p>
          </table:table-cell>
          <table:table-cell office:value-type="float" office:value="0.277188" calcext:value-type="float">
            <text:p>0.277188</text:p>
          </table:table-cell>
          <table:table-cell office:value-type="float" office:value="0.154851" calcext:value-type="float">
            <text:p>0.154851</text:p>
          </table:table-cell>
          <table:table-cell office:value-type="float" office:value="1.849386" calcext:value-type="float">
            <text:p>1.849386</text:p>
          </table:table-cell>
          <table:table-cell office:value-type="float" office:value="0.973074" calcext:value-type="float">
            <text:p>0.973074</text:p>
          </table:table-cell>
          <table:table-cell office:value-type="float" office:value="0.533601" calcext:value-type="float">
            <text:p>0.533601</text:p>
          </table:table-cell>
        </table:table-row>
        <table:table-row table:style-name="ro1">
          <table:table-cell office:value-type="float" office:value="0.845764" calcext:value-type="float">
            <text:p>0.845764</text:p>
          </table:table-cell>
          <table:table-cell office:value-type="float" office:value="0.442145" calcext:value-type="float">
            <text:p>0.442145</text:p>
          </table:table-cell>
          <table:table-cell office:value-type="float" office:value="0.233686" calcext:value-type="float">
            <text:p>0.233686</text:p>
          </table:table-cell>
          <table:table-cell office:value-type="float" office:value="3.500994" calcext:value-type="float">
            <text:p>3.500994</text:p>
          </table:table-cell>
          <table:table-cell office:value-type="float" office:value="1.832446" calcext:value-type="float">
            <text:p>1.832446</text:p>
          </table:table-cell>
          <table:table-cell office:value-type="float" office:value="0.966548" calcext:value-type="float">
            <text:p>0.966548</text:p>
          </table:table-cell>
          <table:table-cell/>
          <table:table-cell office:value-type="float" office:value="0.525694" calcext:value-type="float">
            <text:p>0.525694</text:p>
          </table:table-cell>
          <table:table-cell office:value-type="float" office:value="0.274507" calcext:value-type="float">
            <text:p>0.274507</text:p>
          </table:table-cell>
          <table:table-cell office:value-type="float" office:value="0.149293" calcext:value-type="float">
            <text:p>0.149293</text:p>
          </table:table-cell>
          <table:table-cell office:value-type="float" office:value="1.84596" calcext:value-type="float">
            <text:p>1.84596</text:p>
          </table:table-cell>
          <table:table-cell office:value-type="float" office:value="0.979524" calcext:value-type="float">
            <text:p>0.979524</text:p>
          </table:table-cell>
          <table:table-cell office:value-type="float" office:value="0.531432" calcext:value-type="float">
            <text:p>0.531432</text:p>
          </table:table-cell>
        </table:table-row>
        <table:table-row table:style-name="ro1">
          <table:table-cell office:value-type="float" office:value="0.836666" calcext:value-type="float">
            <text:p>0.836666</text:p>
          </table:table-cell>
          <table:table-cell office:value-type="float" office:value="0.445926" calcext:value-type="float">
            <text:p>0.445926</text:p>
          </table:table-cell>
          <table:table-cell office:value-type="float" office:value="0.232179" calcext:value-type="float">
            <text:p>0.232179</text:p>
          </table:table-cell>
          <table:table-cell office:value-type="float" office:value="3.492225" calcext:value-type="float">
            <text:p>3.492225</text:p>
          </table:table-cell>
          <table:table-cell office:value-type="float" office:value="1.83003" calcext:value-type="float">
            <text:p>1.83003</text:p>
          </table:table-cell>
          <table:table-cell office:value-type="float" office:value="0.96102" calcext:value-type="float">
            <text:p>0.96102</text:p>
          </table:table-cell>
          <table:table-cell/>
          <table:table-cell office:value-type="float" office:value="0.523016" calcext:value-type="float">
            <text:p>0.523016</text:p>
          </table:table-cell>
          <table:table-cell office:value-type="float" office:value="0.274033" calcext:value-type="float">
            <text:p>0.274033</text:p>
          </table:table-cell>
          <table:table-cell office:value-type="float" office:value="0.147202" calcext:value-type="float">
            <text:p>0.147202</text:p>
          </table:table-cell>
          <table:table-cell office:value-type="float" office:value="1.845075" calcext:value-type="float">
            <text:p>1.845075</text:p>
          </table:table-cell>
          <table:table-cell office:value-type="float" office:value="0.973322" calcext:value-type="float">
            <text:p>0.973322</text:p>
          </table:table-cell>
          <table:table-cell office:value-type="float" office:value="0.531598" calcext:value-type="float">
            <text:p>0.531598</text:p>
          </table:table-cell>
        </table:table-row>
        <table:table-row table:style-name="ro1">
          <table:table-cell office:value-type="float" office:value="0.83858" calcext:value-type="float">
            <text:p>0.83858</text:p>
          </table:table-cell>
          <table:table-cell office:value-type="float" office:value="0.447581" calcext:value-type="float">
            <text:p>0.447581</text:p>
          </table:table-cell>
          <table:table-cell office:value-type="float" office:value="0.233495" calcext:value-type="float">
            <text:p>0.233495</text:p>
          </table:table-cell>
          <table:table-cell office:value-type="float" office:value="3.489262" calcext:value-type="float">
            <text:p>3.489262</text:p>
          </table:table-cell>
          <table:table-cell office:value-type="float" office:value="1.834717" calcext:value-type="float">
            <text:p>1.834717</text:p>
          </table:table-cell>
          <table:table-cell office:value-type="float" office:value="0.99356" calcext:value-type="float">
            <text:p>0.99356</text:p>
          </table:table-cell>
          <table:table-cell/>
          <table:table-cell office:value-type="float" office:value="0.531432" calcext:value-type="float">
            <text:p>0.531432</text:p>
          </table:table-cell>
          <table:table-cell office:value-type="float" office:value="0.275858" calcext:value-type="float">
            <text:p>0.275858</text:p>
          </table:table-cell>
          <table:table-cell office:value-type="float" office:value="0.148917" calcext:value-type="float">
            <text:p>0.148917</text:p>
          </table:table-cell>
          <table:table-cell office:value-type="float" office:value="1.84219" calcext:value-type="float">
            <text:p>1.84219</text:p>
          </table:table-cell>
          <table:table-cell office:value-type="float" office:value="0.988209" calcext:value-type="float">
            <text:p>0.988209</text:p>
          </table:table-cell>
          <table:table-cell office:value-type="float" office:value="0.559165" calcext:value-type="float">
            <text:p>0.559165</text:p>
          </table:table-cell>
        </table:table-row>
        <table:table-row table:style-name="ro1">
          <table:table-cell office:value-type="float" office:value="0.846593" calcext:value-type="float">
            <text:p>0.846593</text:p>
          </table:table-cell>
          <table:table-cell office:value-type="float" office:value="0.440438" calcext:value-type="float">
            <text:p>0.440438</text:p>
          </table:table-cell>
          <table:table-cell office:value-type="float" office:value="0.246257" calcext:value-type="float">
            <text:p>0.246257</text:p>
          </table:table-cell>
          <table:table-cell office:value-type="float" office:value="3.478372" calcext:value-type="float">
            <text:p>3.478372</text:p>
          </table:table-cell>
          <table:table-cell office:value-type="float" office:value="1.835026" calcext:value-type="float">
            <text:p>1.835026</text:p>
          </table:table-cell>
          <table:table-cell office:value-type="float" office:value="0.962174" calcext:value-type="float">
            <text:p>0.962174</text:p>
          </table:table-cell>
          <table:table-cell/>
          <table:table-cell office:value-type="float" office:value="0.538157" calcext:value-type="float">
            <text:p>0.538157</text:p>
          </table:table-cell>
          <table:table-cell office:value-type="float" office:value="0.278692" calcext:value-type="float">
            <text:p>0.278692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1.844526" calcext:value-type="float">
            <text:p>1.844526</text:p>
          </table:table-cell>
          <table:table-cell office:value-type="float" office:value="0.976156" calcext:value-type="float">
            <text:p>0.976156</text:p>
          </table:table-cell>
          <table:table-cell office:value-type="float" office:value="0.539003" calcext:value-type="float">
            <text:p>0.539003</text:p>
          </table:table-cell>
        </table:table-row>
        <table:table-row table:style-name="ro1">
          <table:table-cell office:value-type="float" office:value="0.845511" calcext:value-type="float">
            <text:p>0.845511</text:p>
          </table:table-cell>
          <table:table-cell office:value-type="float" office:value="0.436806" calcext:value-type="float">
            <text:p>0.436806</text:p>
          </table:table-cell>
          <table:table-cell office:value-type="float" office:value="0.252958" calcext:value-type="float">
            <text:p>0.252958</text:p>
          </table:table-cell>
          <table:table-cell office:value-type="float" office:value="3.509293" calcext:value-type="float">
            <text:p>3.509293</text:p>
          </table:table-cell>
          <table:table-cell office:value-type="float" office:value="1.826987" calcext:value-type="float">
            <text:p>1.826987</text:p>
          </table:table-cell>
          <table:table-cell office:value-type="float" office:value="0.996004" calcext:value-type="float">
            <text:p>0.996004</text:p>
          </table:table-cell>
          <table:table-cell/>
          <table:table-cell office:value-type="float" office:value="0.532615" calcext:value-type="float">
            <text:p>0.532615</text:p>
          </table:table-cell>
          <table:table-cell office:value-type="float" office:value="0.276987" calcext:value-type="float">
            <text:p>0.276987</text:p>
          </table:table-cell>
          <table:table-cell office:value-type="float" office:value="0.146916" calcext:value-type="float">
            <text:p>0.146916</text:p>
          </table:table-cell>
          <table:table-cell office:value-type="float" office:value="1.854861" calcext:value-type="float">
            <text:p>1.854861</text:p>
          </table:table-cell>
          <table:table-cell office:value-type="float" office:value="0.971146" calcext:value-type="float">
            <text:p>0.971146</text:p>
          </table:table-cell>
          <table:table-cell office:value-type="float" office:value="0.533204" calcext:value-type="float">
            <text:p>0.533204</text:p>
          </table:table-cell>
        </table:table-row>
        <table:table-row table:style-name="ro1">
          <table:table-cell office:value-type="float" office:value="0.839036" calcext:value-type="float">
            <text:p>0.839036</text:p>
          </table:table-cell>
          <table:table-cell office:value-type="float" office:value="0.442347" calcext:value-type="float">
            <text:p>0.442347</text:p>
          </table:table-cell>
          <table:table-cell office:value-type="float" office:value="0.235499" calcext:value-type="float">
            <text:p>0.235499</text:p>
          </table:table-cell>
          <table:table-cell office:value-type="float" office:value="3.482717" calcext:value-type="float">
            <text:p>3.482717</text:p>
          </table:table-cell>
          <table:table-cell office:value-type="float" office:value="1.813798" calcext:value-type="float">
            <text:p>1.813798</text:p>
          </table:table-cell>
          <table:table-cell office:value-type="float" office:value="0.964083" calcext:value-type="float">
            <text:p>0.964083</text:p>
          </table:table-cell>
          <table:table-cell/>
          <table:table-cell office:value-type="float" office:value="0.524733" calcext:value-type="float">
            <text:p>0.524733</text:p>
          </table:table-cell>
          <table:table-cell office:value-type="float" office:value="0.273283" calcext:value-type="float">
            <text:p>0.273283</text:p>
          </table:table-cell>
          <table:table-cell office:value-type="float" office:value="0.144694" calcext:value-type="float">
            <text:p>0.144694</text:p>
          </table:table-cell>
          <table:table-cell office:value-type="float" office:value="1.856555" calcext:value-type="float">
            <text:p>1.856555</text:p>
          </table:table-cell>
          <table:table-cell office:value-type="float" office:value="0.979411" calcext:value-type="float">
            <text:p>0.979411</text:p>
          </table:table-cell>
          <table:table-cell office:value-type="float" office:value="0.531859" calcext:value-type="float">
            <text:p>0.531859</text:p>
          </table:table-cell>
        </table:table-row>
        <table:table-row table:style-name="ro1">
          <table:table-cell office:value-type="float" office:value="0.842774" calcext:value-type="float">
            <text:p>0.842774</text:p>
          </table:table-cell>
          <table:table-cell office:value-type="float" office:value="0.436718" calcext:value-type="float">
            <text:p>0.436718</text:p>
          </table:table-cell>
          <table:table-cell office:value-type="float" office:value="0.234902" calcext:value-type="float">
            <text:p>0.234902</text:p>
          </table:table-cell>
          <table:table-cell office:value-type="float" office:value="3.500742" calcext:value-type="float">
            <text:p>3.500742</text:p>
          </table:table-cell>
          <table:table-cell office:value-type="float" office:value="1.806711" calcext:value-type="float">
            <text:p>1.806711</text:p>
          </table:table-cell>
          <table:table-cell office:value-type="float" office:value="0.962823" calcext:value-type="float">
            <text:p>0.962823</text:p>
          </table:table-cell>
          <table:table-cell/>
          <table:table-cell office:value-type="float" office:value="0.523406" calcext:value-type="float">
            <text:p>0.523406</text:p>
          </table:table-cell>
          <table:table-cell office:value-type="float" office:value="0.274903" calcext:value-type="float">
            <text:p>0.274903</text:p>
          </table:table-cell>
          <table:table-cell office:value-type="float" office:value="0.149317" calcext:value-type="float">
            <text:p>0.149317</text:p>
          </table:table-cell>
          <table:table-cell office:value-type="float" office:value="1.845467" calcext:value-type="float">
            <text:p>1.845467</text:p>
          </table:table-cell>
          <table:table-cell office:value-type="float" office:value="0.973406" calcext:value-type="float">
            <text:p>0.973406</text:p>
          </table:table-cell>
          <table:table-cell office:value-type="float" office:value="0.537429" calcext:value-type="float">
            <text:p>0.537429</text:p>
          </table:table-cell>
        </table:table-row>
        <table:table-row table:style-name="ro1">
          <table:table-cell office:value-type="float" office:value="0.837074" calcext:value-type="float">
            <text:p>0.837074</text:p>
          </table:table-cell>
          <table:table-cell office:value-type="float" office:value="0.436683" calcext:value-type="float">
            <text:p>0.436683</text:p>
          </table:table-cell>
          <table:table-cell office:value-type="float" office:value="0.234037" calcext:value-type="float">
            <text:p>0.234037</text:p>
          </table:table-cell>
          <table:table-cell office:value-type="float" office:value="3.487576" calcext:value-type="float">
            <text:p>3.487576</text:p>
          </table:table-cell>
          <table:table-cell office:value-type="float" office:value="1.813117" calcext:value-type="float">
            <text:p>1.813117</text:p>
          </table:table-cell>
          <table:table-cell office:value-type="float" office:value="0.996839" calcext:value-type="float">
            <text:p>0.996839</text:p>
          </table:table-cell>
          <table:table-cell/>
          <table:table-cell office:value-type="float" office:value="0.524071" calcext:value-type="float">
            <text:p>0.524071</text:p>
          </table:table-cell>
          <table:table-cell office:value-type="float" office:value="0.274262" calcext:value-type="float">
            <text:p>0.274262</text:p>
          </table:table-cell>
          <table:table-cell office:value-type="float" office:value="0.145807" calcext:value-type="float">
            <text:p>0.145807</text:p>
          </table:table-cell>
          <table:table-cell office:value-type="float" office:value="1.83943" calcext:value-type="float">
            <text:p>1.83943</text:p>
          </table:table-cell>
          <table:table-cell office:value-type="float" office:value="0.986739" calcext:value-type="float">
            <text:p>0.986739</text:p>
          </table:table-cell>
          <table:table-cell office:value-type="float" office:value="0.555981" calcext:value-type="float">
            <text:p>0.555981</text:p>
          </table:table-cell>
        </table:table-row>
        <table:table-row table:style-name="ro1">
          <table:table-cell office:value-type="float" office:value="0.842213" calcext:value-type="float">
            <text:p>0.842213</text:p>
          </table:table-cell>
          <table:table-cell office:value-type="float" office:value="0.436246" calcext:value-type="float">
            <text:p>0.436246</text:p>
          </table:table-cell>
          <table:table-cell office:value-type="float" office:value="0.234024" calcext:value-type="float">
            <text:p>0.234024</text:p>
          </table:table-cell>
          <table:table-cell office:value-type="float" office:value="3.478574" calcext:value-type="float">
            <text:p>3.478574</text:p>
          </table:table-cell>
          <table:table-cell office:value-type="float" office:value="1.814142" calcext:value-type="float">
            <text:p>1.814142</text:p>
          </table:table-cell>
          <table:table-cell office:value-type="float" office:value="0.963403" calcext:value-type="float">
            <text:p>0.963403</text:p>
          </table:table-cell>
          <table:table-cell/>
          <table:table-cell office:value-type="float" office:value="0.530798" calcext:value-type="float">
            <text:p>0.530798</text:p>
          </table:table-cell>
          <table:table-cell office:value-type="float" office:value="0.273011" calcext:value-type="float">
            <text:p>0.273011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1.848228" calcext:value-type="float">
            <text:p>1.848228</text:p>
          </table:table-cell>
          <table:table-cell office:value-type="float" office:value="0.968128" calcext:value-type="float">
            <text:p>0.968128</text:p>
          </table:table-cell>
          <table:table-cell office:value-type="float" office:value="0.532395" calcext:value-type="float">
            <text:p>0.532395</text:p>
          </table:table-cell>
        </table:table-row>
        <table:table-row table:style-name="ro1">
          <table:table-cell office:value-type="float" office:value="0.840593" calcext:value-type="float">
            <text:p>0.840593</text:p>
          </table:table-cell>
          <table:table-cell office:value-type="float" office:value="0.436208" calcext:value-type="float">
            <text:p>0.436208</text:p>
          </table:table-cell>
          <table:table-cell office:value-type="float" office:value="0.233047" calcext:value-type="float">
            <text:p>0.233047</text:p>
          </table:table-cell>
          <table:table-cell office:value-type="float" office:value="3.499111" calcext:value-type="float">
            <text:p>3.499111</text:p>
          </table:table-cell>
          <table:table-cell office:value-type="float" office:value="1.812543" calcext:value-type="float">
            <text:p>1.812543</text:p>
          </table:table-cell>
          <table:table-cell office:value-type="float" office:value="0.994345" calcext:value-type="float">
            <text:p>0.994345</text:p>
          </table:table-cell>
          <table:table-cell/>
          <table:table-cell office:value-type="float" office:value="0.529493" calcext:value-type="float">
            <text:p>0.529493</text:p>
          </table:table-cell>
          <table:table-cell office:value-type="float" office:value="0.273873" calcext:value-type="float">
            <text:p>0.273873</text:p>
          </table:table-cell>
          <table:table-cell office:value-type="float" office:value="0.148817" calcext:value-type="float">
            <text:p>0.148817</text:p>
          </table:table-cell>
          <table:table-cell office:value-type="float" office:value="1.855962" calcext:value-type="float">
            <text:p>1.855962</text:p>
          </table:table-cell>
          <table:table-cell office:value-type="float" office:value="0.968113" calcext:value-type="float">
            <text:p>0.968113</text:p>
          </table:table-cell>
          <table:table-cell office:value-type="float" office:value="0.530786" calcext:value-type="float">
            <text:p>0.530786</text:p>
          </table:table-cell>
        </table:table-row>
        <table:table-row table:style-name="ro1">
          <table:table-cell office:value-type="float" office:value="0.835896" calcext:value-type="float">
            <text:p>0.835896</text:p>
          </table:table-cell>
          <table:table-cell office:value-type="float" office:value="0.439797" calcext:value-type="float">
            <text:p>0.439797</text:p>
          </table:table-cell>
          <table:table-cell office:value-type="float" office:value="0.23217" calcext:value-type="float">
            <text:p>0.23217</text:p>
          </table:table-cell>
          <table:table-cell office:value-type="float" office:value="3.481564" calcext:value-type="float">
            <text:p>3.481564</text:p>
          </table:table-cell>
          <table:table-cell office:value-type="float" office:value="1.808931" calcext:value-type="float">
            <text:p>1.808931</text:p>
          </table:table-cell>
          <table:table-cell office:value-type="float" office:value="0.967057" calcext:value-type="float">
            <text:p>0.967057</text:p>
          </table:table-cell>
          <table:table-cell/>
          <table:table-cell office:value-type="float" office:value="0.524962" calcext:value-type="float">
            <text:p>0.524962</text:p>
          </table:table-cell>
          <table:table-cell office:value-type="float" office:value="0.273126" calcext:value-type="float">
            <text:p>0.273126</text:p>
          </table:table-cell>
          <table:table-cell office:value-type="float" office:value="0.146919" calcext:value-type="float">
            <text:p>0.146919</text:p>
          </table:table-cell>
          <table:table-cell office:value-type="float" office:value="1.854206" calcext:value-type="float">
            <text:p>1.854206</text:p>
          </table:table-cell>
          <table:table-cell office:value-type="float" office:value="0.977254" calcext:value-type="float">
            <text:p>0.977254</text:p>
          </table:table-cell>
          <table:table-cell office:value-type="float" office:value="0.531106" calcext:value-type="float">
            <text:p>0.531106</text:p>
          </table:table-cell>
        </table:table-row>
        <table:table-row table:style-name="ro1">
          <table:table-cell office:value-type="float" office:value="0.842316" calcext:value-type="float">
            <text:p>0.842316</text:p>
          </table:table-cell>
          <table:table-cell office:value-type="float" office:value="0.438887" calcext:value-type="float">
            <text:p>0.438887</text:p>
          </table:table-cell>
          <table:table-cell office:value-type="float" office:value="0.233381" calcext:value-type="float">
            <text:p>0.233381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1.813463" calcext:value-type="float">
            <text:p>1.813463</text:p>
          </table:table-cell>
          <table:table-cell office:value-type="float" office:value="0.965609" calcext:value-type="float">
            <text:p>0.965609</text:p>
          </table:table-cell>
          <table:table-cell/>
          <table:table-cell office:value-type="float" office:value="0.525287" calcext:value-type="float">
            <text:p>0.525287</text:p>
          </table:table-cell>
          <table:table-cell office:value-type="float" office:value="0.278195" calcext:value-type="float">
            <text:p>0.278195</text:p>
          </table:table-cell>
          <table:table-cell office:value-type="float" office:value="0.150743" calcext:value-type="float">
            <text:p>0.150743</text:p>
          </table:table-cell>
          <table:table-cell office:value-type="float" office:value="1.865936" calcext:value-type="float">
            <text:p>1.865936</text:p>
          </table:table-cell>
          <table:table-cell office:value-type="float" office:value="0.974214" calcext:value-type="float">
            <text:p>0.974214</text:p>
          </table:table-cell>
          <table:table-cell office:value-type="float" office:value="0.556737" calcext:value-type="float">
            <text:p>0.556737</text:p>
          </table:table-cell>
        </table:table-row>
        <table:table-row table:style-name="ro1">
          <table:table-cell office:value-type="float" office:value="0.838351" calcext:value-type="float">
            <text:p>0.838351</text:p>
          </table:table-cell>
          <table:table-cell office:value-type="float" office:value="0.44122" calcext:value-type="float">
            <text:p>0.44122</text:p>
          </table:table-cell>
          <table:table-cell office:value-type="float" office:value="0.233224" calcext:value-type="float">
            <text:p>0.233224</text:p>
          </table:table-cell>
          <table:table-cell office:value-type="float" office:value="3.475848" calcext:value-type="float">
            <text:p>3.475848</text:p>
          </table:table-cell>
          <table:table-cell office:value-type="float" office:value="1.813525" calcext:value-type="float">
            <text:p>1.813525</text:p>
          </table:table-cell>
          <table:table-cell office:value-type="float" office:value="0.991926" calcext:value-type="float">
            <text:p>0.991926</text:p>
          </table:table-cell>
          <table:table-cell/>
          <table:table-cell office:value-type="float" office:value="0.523946" calcext:value-type="float">
            <text:p>0.523946</text:p>
          </table:table-cell>
          <table:table-cell office:value-type="float" office:value="0.276561" calcext:value-type="float">
            <text:p>0.276561</text:p>
          </table:table-cell>
          <table:table-cell office:value-type="float" office:value="0.147024" calcext:value-type="float">
            <text:p>0.147024</text:p>
          </table:table-cell>
          <table:table-cell office:value-type="float" office:value="1.846056" calcext:value-type="float">
            <text:p>1.846056</text:p>
          </table:table-cell>
          <table:table-cell office:value-type="float" office:value="0.976708" calcext:value-type="float">
            <text:p>0.976708</text:p>
          </table:table-cell>
          <table:table-cell office:value-type="float" office:value="0.535432" calcext:value-type="float">
            <text:p>0.535432</text:p>
          </table:table-cell>
        </table:table-row>
        <table:table-row table:style-name="ro1">
          <table:table-cell office:value-type="float" office:value="0.836352" calcext:value-type="float">
            <text:p>0.836352</text:p>
          </table:table-cell>
          <table:table-cell office:value-type="float" office:value="0.436493" calcext:value-type="float">
            <text:p>0.436493</text:p>
          </table:table-cell>
          <table:table-cell office:value-type="float" office:value="0.239873" calcext:value-type="float">
            <text:p>0.239873</text:p>
          </table:table-cell>
          <table:table-cell office:value-type="float" office:value="3.489179" calcext:value-type="float">
            <text:p>3.489179</text:p>
          </table:table-cell>
          <table:table-cell office:value-type="float" office:value="1.813938" calcext:value-type="float">
            <text:p>1.813938</text:p>
          </table:table-cell>
          <table:table-cell office:value-type="float" office:value="0.963011" calcext:value-type="float">
            <text:p>0.963011</text:p>
          </table:table-cell>
          <table:table-cell/>
          <table:table-cell office:value-type="float" office:value="0.534628" calcext:value-type="float">
            <text:p>0.534628</text:p>
          </table:table-cell>
          <table:table-cell office:value-type="float" office:value="0.272121" calcext:value-type="float">
            <text:p>0.272121</text:p>
          </table:table-cell>
          <table:table-cell office:value-type="float" office:value="0.158949" calcext:value-type="float">
            <text:p>0.158949</text:p>
          </table:table-cell>
          <table:table-cell office:value-type="float" office:value="1.849818" calcext:value-type="float">
            <text:p>1.849818</text:p>
          </table:table-cell>
          <table:table-cell office:value-type="float" office:value="0.969953" calcext:value-type="float">
            <text:p>0.969953</text:p>
          </table:table-cell>
          <table:table-cell office:value-type="float" office:value="0.529739" calcext:value-type="float">
            <text:p>0.529739</text:p>
          </table:table-cell>
        </table:table-row>
        <table:table-row table:style-name="ro1">
          <table:table-cell office:value-type="float" office:value="0.846908" calcext:value-type="float">
            <text:p>0.846908</text:p>
          </table:table-cell>
          <table:table-cell office:value-type="float" office:value="0.436047" calcext:value-type="float">
            <text:p>0.436047</text:p>
          </table:table-cell>
          <table:table-cell office:value-type="float" office:value="0.252541" calcext:value-type="float">
            <text:p>0.252541</text:p>
          </table:table-cell>
          <table:table-cell office:value-type="float" office:value="3.495195" calcext:value-type="float">
            <text:p>3.495195</text:p>
          </table:table-cell>
          <table:table-cell office:value-type="float" office:value="1.806658" calcext:value-type="float">
            <text:p>1.806658</text:p>
          </table:table-cell>
          <table:table-cell office:value-type="float" office:value="0.994176" calcext:value-type="float">
            <text:p>0.994176</text:p>
          </table:table-cell>
          <table:table-cell/>
          <table:table-cell office:value-type="float" office:value="0.524408" calcext:value-type="float">
            <text:p>0.524408</text:p>
          </table:table-cell>
          <table:table-cell office:value-type="float" office:value="0.272828" calcext:value-type="float">
            <text:p>0.272828</text:p>
          </table:table-cell>
          <table:table-cell office:value-type="float" office:value="0.159793" calcext:value-type="float">
            <text:p>0.159793</text:p>
          </table:table-cell>
          <table:table-cell office:value-type="float" office:value="1.843986" calcext:value-type="float">
            <text:p>1.843986</text:p>
          </table:table-cell>
          <table:table-cell office:value-type="float" office:value="0.974956" calcext:value-type="float">
            <text:p>0.974956</text:p>
          </table:table-cell>
          <table:table-cell office:value-type="float" office:value="0.532315" calcext:value-type="float">
            <text:p>0.532315</text:p>
          </table:table-cell>
        </table:table-row>
        <table:table-row table:style-name="ro1">
          <table:table-cell office:value-type="float" office:value="0.837344" calcext:value-type="float">
            <text:p>0.837344</text:p>
          </table:table-cell>
          <table:table-cell office:value-type="float" office:value="0.435946" calcext:value-type="float">
            <text:p>0.435946</text:p>
          </table:table-cell>
          <table:table-cell office:value-type="float" office:value="0.238699" calcext:value-type="float">
            <text:p>0.238699</text:p>
          </table:table-cell>
          <table:table-cell office:value-type="float" office:value="3.481445" calcext:value-type="float">
            <text:p>3.481445</text:p>
          </table:table-cell>
          <table:table-cell office:value-type="float" office:value="1.813814" calcext:value-type="float">
            <text:p>1.813814</text:p>
          </table:table-cell>
          <table:table-cell office:value-type="float" office:value="0.961754" calcext:value-type="float">
            <text:p>0.961754</text:p>
          </table:table-cell>
          <table:table-cell/>
          <table:table-cell office:value-type="float" office:value="0.526387" calcext:value-type="float">
            <text:p>0.526387</text:p>
          </table:table-cell>
          <table:table-cell office:value-type="float" office:value="0.273958" calcext:value-type="float">
            <text:p>0.273958</text:p>
          </table:table-cell>
          <table:table-cell office:value-type="float" office:value="0.156397" calcext:value-type="float">
            <text:p>0.156397</text:p>
          </table:table-cell>
          <table:table-cell office:value-type="float" office:value="1.839864" calcext:value-type="float">
            <text:p>1.839864</text:p>
          </table:table-cell>
          <table:table-cell office:value-type="float" office:value="0.977945" calcext:value-type="float">
            <text:p>0.977945</text:p>
          </table:table-cell>
          <table:table-cell office:value-type="float" office:value="0.537113" calcext:value-type="float">
            <text:p>0.537113</text:p>
          </table:table-cell>
        </table:table-row>
        <table:table-row table:style-name="ro1">
          <table:table-cell office:value-type="float" office:value="0.835294" calcext:value-type="float">
            <text:p>0.835294</text:p>
          </table:table-cell>
          <table:table-cell office:value-type="float" office:value="0.444087" calcext:value-type="float">
            <text:p>0.444087</text:p>
          </table:table-cell>
          <table:table-cell office:value-type="float" office:value="0.234397" calcext:value-type="float">
            <text:p>0.234397</text:p>
          </table:table-cell>
          <table:table-cell office:value-type="float" office:value="3.48894" calcext:value-type="float">
            <text:p>3.48894</text:p>
          </table:table-cell>
          <table:table-cell office:value-type="float" office:value="1.815566" calcext:value-type="float">
            <text:p>1.815566</text:p>
          </table:table-cell>
          <table:table-cell office:value-type="float" office:value="0.972009" calcext:value-type="float">
            <text:p>0.972009</text:p>
          </table:table-cell>
          <table:table-cell/>
          <table:table-cell office:value-type="float" office:value="0.526654" calcext:value-type="float">
            <text:p>0.526654</text:p>
          </table:table-cell>
          <table:table-cell office:value-type="float" office:value="0.273418" calcext:value-type="float">
            <text:p>0.273418</text:p>
          </table:table-cell>
          <table:table-cell office:value-type="float" office:value="0.147276" calcext:value-type="float">
            <text:p>0.147276</text:p>
          </table:table-cell>
          <table:table-cell office:value-type="float" office:value="1.843932" calcext:value-type="float">
            <text:p>1.843932</text:p>
          </table:table-cell>
          <table:table-cell office:value-type="float" office:value="0.981505" calcext:value-type="float">
            <text:p>0.981505</text:p>
          </table:table-cell>
          <table:table-cell office:value-type="float" office:value="0.551801" calcext:value-type="float">
            <text:p>0.551801</text:p>
          </table:table-cell>
        </table:table-row>
        <table:table-row table:style-name="ro1">
          <table:table-cell office:value-type="float" office:value="0.846783" calcext:value-type="float">
            <text:p>0.846783</text:p>
          </table:table-cell>
          <table:table-cell office:value-type="float" office:value="0.437648" calcext:value-type="float">
            <text:p>0.437648</text:p>
          </table:table-cell>
          <table:table-cell office:value-type="float" office:value="0.23369" calcext:value-type="float">
            <text:p>0.23369</text:p>
          </table:table-cell>
          <table:table-cell office:value-type="float" office:value="3.488385" calcext:value-type="float">
            <text:p>3.488385</text:p>
          </table:table-cell>
          <table:table-cell office:value-type="float" office:value="1.810548" calcext:value-type="float">
            <text:p>1.810548</text:p>
          </table:table-cell>
          <table:table-cell office:value-type="float" office:value="0.985477" calcext:value-type="float">
            <text:p>0.985477</text:p>
          </table:table-cell>
          <table:table-cell/>
          <table:table-cell office:value-type="float" office:value="0.531198" calcext:value-type="float">
            <text:p>0.531198</text:p>
          </table:table-cell>
          <table:table-cell office:value-type="float" office:value="0.273232" calcext:value-type="float">
            <text:p>0.273232</text:p>
          </table:table-cell>
          <table:table-cell office:value-type="float" office:value="0.146394" calcext:value-type="float">
            <text:p>0.146394</text:p>
          </table:table-cell>
          <table:table-cell office:value-type="float" office:value="1.846577" calcext:value-type="float">
            <text:p>1.846577</text:p>
          </table:table-cell>
          <table:table-cell office:value-type="float" office:value="0.990964" calcext:value-type="float">
            <text:p>0.990964</text:p>
          </table:table-cell>
          <table:table-cell office:value-type="float" office:value="0.530806" calcext:value-type="float">
            <text:p>0.530806</text:p>
          </table:table-cell>
        </table:table-row>
        <table:table-row table:style-name="ro1">
          <table:table-cell office:value-type="float" office:value="0.83883" calcext:value-type="float">
            <text:p>0.83883</text:p>
          </table:table-cell>
          <table:table-cell office:value-type="float" office:value="0.436471" calcext:value-type="float">
            <text:p>0.436471</text:p>
          </table:table-cell>
          <table:table-cell office:value-type="float" office:value="0.232057" calcext:value-type="float">
            <text:p>0.232057</text:p>
          </table:table-cell>
          <table:table-cell office:value-type="float" office:value="3.519794" calcext:value-type="float">
            <text:p>3.519794</text:p>
          </table:table-cell>
          <table:table-cell office:value-type="float" office:value="1.806073" calcext:value-type="float">
            <text:p>1.806073</text:p>
          </table:table-cell>
          <table:table-cell office:value-type="float" office:value="0.964097" calcext:value-type="float">
            <text:p>0.964097</text:p>
          </table:table-cell>
          <table:table-cell/>
          <table:table-cell office:value-type="float" office:value="0.528966" calcext:value-type="float">
            <text:p>0.528966</text:p>
          </table:table-cell>
          <table:table-cell office:value-type="float" office:value="0.276466" calcext:value-type="float">
            <text:p>0.276466</text:p>
          </table:table-cell>
          <table:table-cell office:value-type="float" office:value="0.146683" calcext:value-type="float">
            <text:p>0.146683</text:p>
          </table:table-cell>
          <table:table-cell office:value-type="float" office:value="1.847158" calcext:value-type="float">
            <text:p>1.847158</text:p>
          </table:table-cell>
          <table:table-cell office:value-type="float" office:value="0.983515" calcext:value-type="float">
            <text:p>0.983515</text:p>
          </table:table-cell>
          <table:table-cell office:value-type="float" office:value="0.528854" calcext:value-type="float">
            <text:p>0.528854</text:p>
          </table:table-cell>
        </table:table-row>
        <table:table-row table:style-name="ro1">
          <table:table-cell office:value-type="float" office:value="0.837055" calcext:value-type="float">
            <text:p>0.837055</text:p>
          </table:table-cell>
          <table:table-cell office:value-type="float" office:value="0.435926" calcext:value-type="float">
            <text:p>0.435926</text:p>
          </table:table-cell>
          <table:table-cell office:value-type="float" office:value="0.245537" calcext:value-type="float">
            <text:p>0.245537</text:p>
          </table:table-cell>
          <table:table-cell office:value-type="float" office:value="3.477999" calcext:value-type="float">
            <text:p>3.477999</text:p>
          </table:table-cell>
          <table:table-cell office:value-type="float" office:value="1.819748" calcext:value-type="float">
            <text:p>1.819748</text:p>
          </table:table-cell>
          <table:table-cell office:value-type="float" office:value="0.994559" calcext:value-type="float">
            <text:p>0.994559</text:p>
          </table:table-cell>
          <table:table-cell/>
          <table:table-cell office:value-type="float" office:value="0.524267" calcext:value-type="float">
            <text:p>0.524267</text:p>
          </table:table-cell>
          <table:table-cell office:value-type="float" office:value="0.273155" calcext:value-type="float">
            <text:p>0.273155</text:p>
          </table:table-cell>
          <table:table-cell office:value-type="float" office:value="0.144234" calcext:value-type="float">
            <text:p>0.144234</text:p>
          </table:table-cell>
          <table:table-cell office:value-type="float" office:value="1.84232" calcext:value-type="float">
            <text:p>1.84232</text:p>
          </table:table-cell>
          <table:table-cell office:value-type="float" office:value="0.981024" calcext:value-type="float">
            <text:p>0.981024</text:p>
          </table:table-cell>
          <table:table-cell office:value-type="float" office:value="0.528504" calcext:value-type="float">
            <text:p>0.528504</text:p>
          </table:table-cell>
        </table:table-row>
        <table:table-row table:style-name="ro1">
          <table:table-cell office:value-type="float" office:value="0.847663" calcext:value-type="float">
            <text:p>0.847663</text:p>
          </table:table-cell>
          <table:table-cell office:value-type="float" office:value="0.435696" calcext:value-type="float">
            <text:p>0.435696</text:p>
          </table:table-cell>
          <table:table-cell office:value-type="float" office:value="0.260564" calcext:value-type="float">
            <text:p>0.260564</text:p>
          </table:table-cell>
          <table:table-cell office:value-type="float" office:value="3.487162" calcext:value-type="float">
            <text:p>3.487162</text:p>
          </table:table-cell>
          <table:table-cell office:value-type="float" office:value="1.811883" calcext:value-type="float">
            <text:p>1.811883</text:p>
          </table:table-cell>
          <table:table-cell office:value-type="float" office:value="0.963262" calcext:value-type="float">
            <text:p>0.963262</text:p>
          </table:table-cell>
          <table:table-cell/>
          <table:table-cell office:value-type="float" office:value="0.522664" calcext:value-type="float">
            <text:p>0.522664</text:p>
          </table:table-cell>
          <table:table-cell office:value-type="float" office:value="0.275959" calcext:value-type="float">
            <text:p>0.275959</text:p>
          </table:table-cell>
          <table:table-cell office:value-type="float" office:value="0.142312" calcext:value-type="float">
            <text:p>0.142312</text:p>
          </table:table-cell>
          <table:table-cell office:value-type="float" office:value="1.839869" calcext:value-type="float">
            <text:p>1.839869</text:p>
          </table:table-cell>
          <table:table-cell office:value-type="float" office:value="0.99242" calcext:value-type="float">
            <text:p>0.99242</text:p>
          </table:table-cell>
          <table:table-cell office:value-type="float" office:value="0.555997" calcext:value-type="float">
            <text:p>0.555997</text:p>
          </table:table-cell>
        </table:table-row>
        <table:table-row table:style-name="ro1">
          <table:table-cell office:value-type="float" office:value="0.842439" calcext:value-type="float">
            <text:p>0.842439</text:p>
          </table:table-cell>
          <table:table-cell office:value-type="float" office:value="0.44169" calcext:value-type="float">
            <text:p>0.44169</text:p>
          </table:table-cell>
          <table:table-cell office:value-type="float" office:value="0.23344" calcext:value-type="float">
            <text:p>0.23344</text:p>
          </table:table-cell>
          <table:table-cell office:value-type="float" office:value="3.500453" calcext:value-type="float">
            <text:p>3.500453</text:p>
          </table:table-cell>
          <table:table-cell office:value-type="float" office:value="1.814835" calcext:value-type="float">
            <text:p>1.814835</text:p>
          </table:table-cell>
          <table:table-cell office:value-type="float" office:value="0.97755" calcext:value-type="float">
            <text:p>0.97755</text:p>
          </table:table-cell>
          <table:table-cell/>
          <table:table-cell office:value-type="float" office:value="0.524847" calcext:value-type="float">
            <text:p>0.524847</text:p>
          </table:table-cell>
          <table:table-cell office:value-type="float" office:value="0.274861" calcext:value-type="float">
            <text:p>0.274861</text:p>
          </table:table-cell>
          <table:table-cell office:value-type="float" office:value="0.146439" calcext:value-type="float">
            <text:p>0.146439</text:p>
          </table:table-cell>
          <table:table-cell office:value-type="float" office:value="1.849628" calcext:value-type="float">
            <text:p>1.849628</text:p>
          </table:table-cell>
          <table:table-cell office:value-type="float" office:value="0.981979" calcext:value-type="float">
            <text:p>0.981979</text:p>
          </table:table-cell>
          <table:table-cell office:value-type="float" office:value="0.536113" calcext:value-type="float">
            <text:p>0.536113</text:p>
          </table:table-cell>
        </table:table-row>
        <table:table-row table:style-name="ro1">
          <table:table-cell office:value-type="float" office:value="0.837495" calcext:value-type="float">
            <text:p>0.837495</text:p>
          </table:table-cell>
          <table:table-cell office:value-type="float" office:value="0.439493" calcext:value-type="float">
            <text:p>0.439493</text:p>
          </table:table-cell>
          <table:table-cell office:value-type="float" office:value="0.232388" calcext:value-type="float">
            <text:p>0.232388</text:p>
          </table:table-cell>
          <table:table-cell office:value-type="float" office:value="3.514504" calcext:value-type="float">
            <text:p>3.514504</text:p>
          </table:table-cell>
          <table:table-cell office:value-type="float" office:value="1.807781" calcext:value-type="float">
            <text:p>1.807781</text:p>
          </table:table-cell>
          <table:table-cell office:value-type="float" office:value="0.979936" calcext:value-type="float">
            <text:p>0.979936</text:p>
          </table:table-cell>
          <table:table-cell/>
          <table:table-cell office:value-type="float" office:value="0.534893" calcext:value-type="float">
            <text:p>0.534893</text:p>
          </table:table-cell>
          <table:table-cell office:value-type="float" office:value="0.275574" calcext:value-type="float">
            <text:p>0.275574</text:p>
          </table:table-cell>
          <table:table-cell office:value-type="float" office:value="0.14404" calcext:value-type="float">
            <text:p>0.14404</text:p>
          </table:table-cell>
          <table:table-cell office:value-type="float" office:value="1.844285" calcext:value-type="float">
            <text:p>1.844285</text:p>
          </table:table-cell>
          <table:table-cell office:value-type="float" office:value="0.993819" calcext:value-type="float">
            <text:p>0.993819</text:p>
          </table:table-cell>
          <table:table-cell office:value-type="float" office:value="0.530215" calcext:value-type="float">
            <text:p>0.530215</text:p>
          </table:table-cell>
        </table:table-row>
        <table:table-row table:style-name="ro1">
          <table:table-cell office:value-type="float" office:value="0.845898" calcext:value-type="float">
            <text:p>0.845898</text:p>
          </table:table-cell>
          <table:table-cell office:value-type="float" office:value="0.437007" calcext:value-type="float">
            <text:p>0.437007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3.481637" calcext:value-type="float">
            <text:p>3.481637</text:p>
          </table:table-cell>
          <table:table-cell office:value-type="float" office:value="1.815563" calcext:value-type="float">
            <text:p>1.815563</text:p>
          </table:table-cell>
          <table:table-cell office:value-type="float" office:value="0.962035" calcext:value-type="float">
            <text:p>0.962035</text:p>
          </table:table-cell>
          <table:table-cell/>
          <table:table-cell office:value-type="float" office:value="0.528341" calcext:value-type="float">
            <text:p>0.528341</text:p>
          </table:table-cell>
          <table:table-cell office:value-type="float" office:value="0.275282" calcext:value-type="float">
            <text:p>0.275282</text:p>
          </table:table-cell>
          <table:table-cell office:value-type="float" office:value="0.146258" calcext:value-type="float">
            <text:p>0.146258</text:p>
          </table:table-cell>
          <table:table-cell office:value-type="float" office:value="1.84373" calcext:value-type="float">
            <text:p>1.84373</text:p>
          </table:table-cell>
          <table:table-cell office:value-type="float" office:value="0.982142" calcext:value-type="float">
            <text:p>0.982142</text:p>
          </table:table-cell>
          <table:table-cell office:value-type="float" office:value="0.533122" calcext:value-type="float">
            <text:p>0.533122</text:p>
          </table:table-cell>
        </table:table-row>
        <table:table-row table:style-name="ro1">
          <table:table-cell office:value-type="float" office:value="0.836766" calcext:value-type="float">
            <text:p>0.836766</text:p>
          </table:table-cell>
          <table:table-cell office:value-type="float" office:value="0.43735" calcext:value-type="float">
            <text:p>0.43735</text:p>
          </table:table-cell>
          <table:table-cell office:value-type="float" office:value="0.254889" calcext:value-type="float">
            <text:p>0.254889</text:p>
          </table:table-cell>
          <table:table-cell office:value-type="float" office:value="3.500201" calcext:value-type="float">
            <text:p>3.500201</text:p>
          </table:table-cell>
          <table:table-cell office:value-type="float" office:value="1.814024" calcext:value-type="float">
            <text:p>1.814024</text:p>
          </table:table-cell>
          <table:table-cell office:value-type="float" office:value="0.994612" calcext:value-type="float">
            <text:p>0.994612</text:p>
          </table:table-cell>
          <table:table-cell/>
          <table:table-cell office:value-type="float" office:value="0.523299" calcext:value-type="float">
            <text:p>0.523299</text:p>
          </table:table-cell>
          <table:table-cell office:value-type="float" office:value="0.274128" calcext:value-type="float">
            <text:p>0.274128</text:p>
          </table:table-cell>
          <table:table-cell office:value-type="float" office:value="0.143471" calcext:value-type="float">
            <text:p>0.143471</text:p>
          </table:table-cell>
          <table:table-cell office:value-type="float" office:value="1.837676" calcext:value-type="float">
            <text:p>1.837676</text:p>
          </table:table-cell>
          <table:table-cell office:value-type="float" office:value="0.985099" calcext:value-type="float">
            <text:p>0.985099</text:p>
          </table:table-cell>
          <table:table-cell office:value-type="float" office:value="0.538969" calcext:value-type="float">
            <text:p>0.538969</text:p>
          </table:table-cell>
        </table:table-row>
        <table:table-row table:style-name="ro1">
          <table:table-cell office:value-type="float" office:value="0.839007" calcext:value-type="float">
            <text:p>0.839007</text:p>
          </table:table-cell>
          <table:table-cell office:value-type="float" office:value="0.436073" calcext:value-type="float">
            <text:p>0.436073</text:p>
          </table:table-cell>
          <table:table-cell office:value-type="float" office:value="0.23661" calcext:value-type="float">
            <text:p>0.23661</text:p>
          </table:table-cell>
          <table:table-cell office:value-type="float" office:value="3.480745" calcext:value-type="float">
            <text:p>3.480745</text:p>
          </table:table-cell>
          <table:table-cell office:value-type="float" office:value="1.811538" calcext:value-type="float">
            <text:p>1.811538</text:p>
          </table:table-cell>
          <table:table-cell office:value-type="float" office:value="0.966146" calcext:value-type="float">
            <text:p>0.966146</text:p>
          </table:table-cell>
          <table:table-cell/>
          <table:table-cell office:value-type="float" office:value="0.526982" calcext:value-type="float">
            <text:p>0.526982</text:p>
          </table:table-cell>
          <table:table-cell office:value-type="float" office:value="0.274352" calcext:value-type="float">
            <text:p>0.274352</text:p>
          </table:table-cell>
          <table:table-cell office:value-type="float" office:value="0.146555" calcext:value-type="float">
            <text:p>0.146555</text:p>
          </table:table-cell>
          <table:table-cell office:value-type="float" office:value="1.844142" calcext:value-type="float">
            <text:p>1.844142</text:p>
          </table:table-cell>
          <table:table-cell office:value-type="float" office:value="0.990621" calcext:value-type="float">
            <text:p>0.990621</text:p>
          </table:table-cell>
          <table:table-cell office:value-type="float" office:value="0.554406" calcext:value-type="float">
            <text:p>0.554406</text:p>
          </table:table-cell>
        </table:table-row>
        <table:table-row table:style-name="ro1">
          <table:table-cell office:value-type="float" office:value="0.843787" calcext:value-type="float">
            <text:p>0.843787</text:p>
          </table:table-cell>
          <table:table-cell office:value-type="float" office:value="0.438544" calcext:value-type="float">
            <text:p>0.438544</text:p>
          </table:table-cell>
          <table:table-cell office:value-type="float" office:value="0.23451" calcext:value-type="float">
            <text:p>0.23451</text:p>
          </table:table-cell>
          <table:table-cell office:value-type="float" office:value="3.487452" calcext:value-type="float">
            <text:p>3.487452</text:p>
          </table:table-cell>
          <table:table-cell office:value-type="float" office:value="1.811107" calcext:value-type="float">
            <text:p>1.811107</text:p>
          </table:table-cell>
          <table:table-cell office:value-type="float" office:value="0.985446" calcext:value-type="float">
            <text:p>0.985446</text:p>
          </table:table-cell>
          <table:table-cell/>
          <table:table-cell office:value-type="float" office:value="0.52926" calcext:value-type="float">
            <text:p>0.52926</text:p>
          </table:table-cell>
          <table:table-cell office:value-type="float" office:value="0.276046" calcext:value-type="float">
            <text:p>0.276046</text:p>
          </table:table-cell>
          <table:table-cell office:value-type="float" office:value="0.145583" calcext:value-type="float">
            <text:p>0.145583</text:p>
          </table:table-cell>
          <table:table-cell office:value-type="float" office:value="1.847371" calcext:value-type="float">
            <text:p>1.847371</text:p>
          </table:table-cell>
          <table:table-cell office:value-type="float" office:value="0.985708" calcext:value-type="float">
            <text:p>0.985708</text:p>
          </table:table-cell>
          <table:table-cell office:value-type="float" office:value="0.532992" calcext:value-type="float">
            <text:p>0.532992</text:p>
          </table:table-cell>
        </table:table-row>
        <table:table-row table:style-name="ro1">
          <table:table-cell office:value-type="float" office:value="0.836182" calcext:value-type="float">
            <text:p>0.836182</text:p>
          </table:table-cell>
          <table:table-cell office:value-type="float" office:value="0.440174" calcext:value-type="float">
            <text:p>0.440174</text:p>
          </table:table-cell>
          <table:table-cell office:value-type="float" office:value="0.234366" calcext:value-type="float">
            <text:p>0.234366</text:p>
          </table:table-cell>
          <table:table-cell office:value-type="float" office:value="3.487986" calcext:value-type="float">
            <text:p>3.487986</text:p>
          </table:table-cell>
          <table:table-cell office:value-type="float" office:value="1.814663" calcext:value-type="float">
            <text:p>1.814663</text:p>
          </table:table-cell>
          <table:table-cell office:value-type="float" office:value="0.97769" calcext:value-type="float">
            <text:p>0.97769</text:p>
          </table:table-cell>
          <table:table-cell/>
          <table:table-cell office:value-type="float" office:value="0.529775" calcext:value-type="float">
            <text:p>0.529775</text:p>
          </table:table-cell>
          <table:table-cell office:value-type="float" office:value="0.274681" calcext:value-type="float">
            <text:p>0.274681</text:p>
          </table:table-cell>
          <table:table-cell office:value-type="float" office:value="0.14708" calcext:value-type="float">
            <text:p>0.14708</text:p>
          </table:table-cell>
          <table:table-cell office:value-type="float" office:value="1.855252" calcext:value-type="float">
            <text:p>1.855252</text:p>
          </table:table-cell>
          <table:table-cell office:value-type="float" office:value="0.991061" calcext:value-type="float">
            <text:p>0.991061</text:p>
          </table:table-cell>
          <table:table-cell office:value-type="float" office:value="0.531254" calcext:value-type="float">
            <text:p>0.531254</text:p>
          </table:table-cell>
        </table:table-row>
        <table:table-row table:style-name="ro1">
          <table:table-cell office:value-type="float" office:value="0.838533" calcext:value-type="float">
            <text:p>0.838533</text:p>
          </table:table-cell>
          <table:table-cell office:value-type="float" office:value="0.437359" calcext:value-type="float">
            <text:p>0.437359</text:p>
          </table:table-cell>
          <table:table-cell office:value-type="float" office:value="0.233119" calcext:value-type="float">
            <text:p>0.233119</text:p>
          </table:table-cell>
          <table:table-cell office:value-type="float" office:value="3.477148" calcext:value-type="float">
            <text:p>3.477148</text:p>
          </table:table-cell>
          <table:table-cell office:value-type="float" office:value="1.812309" calcext:value-type="float">
            <text:p>1.812309</text:p>
          </table:table-cell>
          <table:table-cell office:value-type="float" office:value="0.961833" calcext:value-type="float">
            <text:p>0.961833</text:p>
          </table:table-cell>
          <table:table-cell/>
          <table:table-cell office:value-type="float" office:value="0.524009" calcext:value-type="float">
            <text:p>0.524009</text:p>
          </table:table-cell>
          <table:table-cell office:value-type="float" office:value="0.274591" calcext:value-type="float">
            <text:p>0.274591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1.842887" calcext:value-type="float">
            <text:p>1.842887</text:p>
          </table:table-cell>
          <table:table-cell office:value-type="float" office:value="0.983649" calcext:value-type="float">
            <text:p>0.983649</text:p>
          </table:table-cell>
          <table:table-cell office:value-type="float" office:value="0.530235" calcext:value-type="float">
            <text:p>0.530235</text:p>
          </table:table-cell>
        </table:table-row>
        <table:table-row table:style-name="ro1">
          <table:table-cell office:value-type="float" office:value="0.841796" calcext:value-type="float">
            <text:p>0.841796</text:p>
          </table:table-cell>
          <table:table-cell office:value-type="float" office:value="0.435603" calcext:value-type="float">
            <text:p>0.435603</text:p>
          </table:table-cell>
          <table:table-cell office:value-type="float" office:value="0.231931" calcext:value-type="float">
            <text:p>0.231931</text:p>
          </table:table-cell>
          <table:table-cell office:value-type="float" office:value="3.488389" calcext:value-type="float">
            <text:p>3.488389</text:p>
          </table:table-cell>
          <table:table-cell office:value-type="float" office:value="1.812547" calcext:value-type="float">
            <text:p>1.812547</text:p>
          </table:table-cell>
          <table:table-cell office:value-type="float" office:value="0.996048" calcext:value-type="float">
            <text:p>0.996048</text:p>
          </table:table-cell>
          <table:table-cell/>
          <table:table-cell office:value-type="float" office:value="0.522506" calcext:value-type="float">
            <text:p>0.522506</text:p>
          </table:table-cell>
          <table:table-cell office:value-type="float" office:value="0.277857" calcext:value-type="float">
            <text:p>0.277857</text:p>
          </table:table-cell>
          <table:table-cell office:value-type="float" office:value="0.156882" calcext:value-type="float">
            <text:p>0.156882</text:p>
          </table:table-cell>
          <table:table-cell office:value-type="float" office:value="1.862359" calcext:value-type="float">
            <text:p>1.862359</text:p>
          </table:table-cell>
          <table:table-cell office:value-type="float" office:value="0.985613" calcext:value-type="float">
            <text:p>0.985613</text:p>
          </table:table-cell>
          <table:table-cell office:value-type="float" office:value="0.563534" calcext:value-type="float">
            <text:p>0.563534</text:p>
          </table:table-cell>
        </table:table-row>
        <table:table-row table:style-name="ro1">
          <table:table-cell office:value-type="float" office:value="0.836097" calcext:value-type="float">
            <text:p>0.836097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.233521" calcext:value-type="float">
            <text:p>0.233521</text:p>
          </table:table-cell>
          <table:table-cell office:value-type="float" office:value="3.48059" calcext:value-type="float">
            <text:p>3.48059</text:p>
          </table:table-cell>
          <table:table-cell office:value-type="float" office:value="1.815752" calcext:value-type="float">
            <text:p>1.815752</text:p>
          </table:table-cell>
          <table:table-cell office:value-type="float" office:value="0.966506" calcext:value-type="float">
            <text:p>0.966506</text:p>
          </table:table-cell>
          <table:table-cell/>
          <table:table-cell office:value-type="float" office:value="0.524063" calcext:value-type="float">
            <text:p>0.524063</text:p>
          </table:table-cell>
          <table:table-cell office:value-type="float" office:value="0.276521" calcext:value-type="float">
            <text:p>0.276521</text:p>
          </table:table-cell>
          <table:table-cell office:value-type="float" office:value="0.161582" calcext:value-type="float">
            <text:p>0.161582</text:p>
          </table:table-cell>
          <table:table-cell office:value-type="float" office:value="1.849347" calcext:value-type="float">
            <text:p>1.849347</text:p>
          </table:table-cell>
          <table:table-cell office:value-type="float" office:value="0.983749" calcext:value-type="float">
            <text:p>0.983749</text:p>
          </table:table-cell>
          <table:table-cell office:value-type="float" office:value="0.536446" calcext:value-type="float">
            <text:p>0.536446</text:p>
          </table:table-cell>
        </table:table-row>
        <table:table-row table:style-name="ro1">
          <table:table-cell office:value-type="float" office:value="0.847747" calcext:value-type="float">
            <text:p>0.847747</text:p>
          </table:table-cell>
          <table:table-cell office:value-type="float" office:value="0.435788" calcext:value-type="float">
            <text:p>0.435788</text:p>
          </table:table-cell>
          <table:table-cell office:value-type="float" office:value="0.233615" calcext:value-type="float">
            <text:p>0.233615</text:p>
          </table:table-cell>
          <table:table-cell office:value-type="float" office:value="3.484608" calcext:value-type="float">
            <text:p>3.484608</text:p>
          </table:table-cell>
          <table:table-cell office:value-type="float" office:value="1.811614" calcext:value-type="float">
            <text:p>1.811614</text:p>
          </table:table-cell>
          <table:table-cell office:value-type="float" office:value="0.991973" calcext:value-type="float">
            <text:p>0.991973</text:p>
          </table:table-cell>
          <table:table-cell/>
          <table:table-cell office:value-type="float" office:value="0.533452" calcext:value-type="float">
            <text:p>0.533452</text:p>
          </table:table-cell>
          <table:table-cell office:value-type="float" office:value="0.274488" calcext:value-type="float">
            <text:p>0.274488</text:p>
          </table:table-cell>
          <table:table-cell office:value-type="float" office:value="0.161392" calcext:value-type="float">
            <text:p>0.161392</text:p>
          </table:table-cell>
          <table:table-cell office:value-type="float" office:value="1.851107" calcext:value-type="float">
            <text:p>1.851107</text:p>
          </table:table-cell>
          <table:table-cell office:value-type="float" office:value="0.978726" calcext:value-type="float">
            <text:p>0.978726</text:p>
          </table:table-cell>
          <table:table-cell office:value-type="float" office:value="0.535027" calcext:value-type="float">
            <text:p>0.535027</text:p>
          </table:table-cell>
        </table:table-row>
        <table:table-row table:style-name="ro1">
          <table:table-cell office:value-type="float" office:value="0.852528" calcext:value-type="float">
            <text:p>0.852528</text:p>
          </table:table-cell>
          <table:table-cell office:value-type="float" office:value="0.438937" calcext:value-type="float">
            <text:p>0.438937</text:p>
          </table:table-cell>
          <table:table-cell office:value-type="float" office:value="0.233293" calcext:value-type="float">
            <text:p>0.233293</text:p>
          </table:table-cell>
          <table:table-cell office:value-type="float" office:value="3.481928" calcext:value-type="float">
            <text:p>3.481928</text:p>
          </table:table-cell>
          <table:table-cell office:value-type="float" office:value="1.811366" calcext:value-type="float">
            <text:p>1.811366</text:p>
          </table:table-cell>
          <table:table-cell office:value-type="float" office:value="0.965746" calcext:value-type="float">
            <text:p>0.965746</text:p>
          </table:table-cell>
          <table:table-cell/>
          <table:table-cell office:value-type="float" office:value="0.52521" calcext:value-type="float">
            <text:p>0.52521</text:p>
          </table:table-cell>
          <table:table-cell office:value-type="float" office:value="0.274554" calcext:value-type="float">
            <text:p>0.274554</text:p>
          </table:table-cell>
          <table:table-cell office:value-type="float" office:value="0.148237" calcext:value-type="float">
            <text:p>0.148237</text:p>
          </table:table-cell>
          <table:table-cell office:value-type="float" office:value="1.851057" calcext:value-type="float">
            <text:p>1.851057</text:p>
          </table:table-cell>
          <table:table-cell office:value-type="float" office:value="0.989974" calcext:value-type="float">
            <text:p>0.989974</text:p>
          </table:table-cell>
          <table:table-cell office:value-type="float" office:value="0.532286" calcext:value-type="float">
            <text:p>0.532286</text:p>
          </table:table-cell>
        </table:table-row>
        <table:table-row table:style-name="ro1">
          <table:table-cell office:value-type="float" office:value="0.834888" calcext:value-type="float">
            <text:p>0.834888</text:p>
          </table:table-cell>
          <table:table-cell office:value-type="float" office:value="0.437886" calcext:value-type="float">
            <text:p>0.437886</text:p>
          </table:table-cell>
          <table:table-cell office:value-type="float" office:value="0.23849" calcext:value-type="float">
            <text:p>0.23849</text:p>
          </table:table-cell>
          <table:table-cell office:value-type="float" office:value="3.491113" calcext:value-type="float">
            <text:p>3.491113</text:p>
          </table:table-cell>
          <table:table-cell office:value-type="float" office:value="1.849641" calcext:value-type="float">
            <text:p>1.849641</text:p>
          </table:table-cell>
          <table:table-cell office:value-type="float" office:value="0.963301" calcext:value-type="float">
            <text:p>0.963301</text:p>
          </table:table-cell>
          <table:table-cell/>
          <table:table-cell office:value-type="float" office:value="0.52496" calcext:value-type="float">
            <text:p>0.52496</text:p>
          </table:table-cell>
          <table:table-cell office:value-type="float" office:value="0.274549" calcext:value-type="float">
            <text:p>0.274549</text:p>
          </table:table-cell>
          <table:table-cell office:value-type="float" office:value="0.145893" calcext:value-type="float">
            <text:p>0.145893</text:p>
          </table:table-cell>
          <table:table-cell office:value-type="float" office:value="1.838075" calcext:value-type="float">
            <text:p>1.838075</text:p>
          </table:table-cell>
          <table:table-cell office:value-type="float" office:value="1.005907" calcext:value-type="float">
            <text:p>1.005907</text:p>
          </table:table-cell>
          <table:table-cell office:value-type="float" office:value="0.547881" calcext:value-type="float">
            <text:p>0.547881</text:p>
          </table:table-cell>
        </table:table-row>
        <table:table-row table:style-name="ro1">
          <table:table-cell office:value-type="float" office:value="0.844751" calcext:value-type="float">
            <text:p>0.844751</text:p>
          </table:table-cell>
          <table:table-cell office:value-type="float" office:value="0.436252" calcext:value-type="float">
            <text:p>0.436252</text:p>
          </table:table-cell>
          <table:table-cell office:value-type="float" office:value="0.252181" calcext:value-type="float">
            <text:p>0.252181</text:p>
          </table:table-cell>
          <table:table-cell office:value-type="float" office:value="3.484916" calcext:value-type="float">
            <text:p>3.484916</text:p>
          </table:table-cell>
          <table:table-cell office:value-type="float" office:value="1.820419" calcext:value-type="float">
            <text:p>1.820419</text:p>
          </table:table-cell>
          <table:table-cell office:value-type="float" office:value="0.993795" calcext:value-type="float">
            <text:p>0.993795</text:p>
          </table:table-cell>
          <table:table-cell/>
          <table:table-cell office:value-type="float" office:value="0.523539" calcext:value-type="float">
            <text:p>0.523539</text:p>
          </table:table-cell>
          <table:table-cell office:value-type="float" office:value="0.275255" calcext:value-type="float">
            <text:p>0.275255</text:p>
          </table:table-cell>
          <table:table-cell office:value-type="float" office:value="0.146633" calcext:value-type="float">
            <text:p>0.146633</text:p>
          </table:table-cell>
          <table:table-cell office:value-type="float" office:value="1.852069" calcext:value-type="float">
            <text:p>1.852069</text:p>
          </table:table-cell>
          <table:table-cell office:value-type="float" office:value="0.999078" calcext:value-type="float">
            <text:p>0.999078</text:p>
          </table:table-cell>
          <table:table-cell office:value-type="float" office:value="0.548354" calcext:value-type="float">
            <text:p>0.548354</text:p>
          </table:table-cell>
        </table:table-row>
        <table:table-row table:style-name="ro1">
          <table:table-cell office:value-type="float" office:value="0.836237" calcext:value-type="float">
            <text:p>0.836237</text:p>
          </table:table-cell>
          <table:table-cell office:value-type="float" office:value="0.437363" calcext:value-type="float">
            <text:p>0.437363</text:p>
          </table:table-cell>
          <table:table-cell office:value-type="float" office:value="0.241977" calcext:value-type="float">
            <text:p>0.241977</text:p>
          </table:table-cell>
          <table:table-cell office:value-type="float" office:value="3.481719" calcext:value-type="float">
            <text:p>3.481719</text:p>
          </table:table-cell>
          <table:table-cell office:value-type="float" office:value="1.838879" calcext:value-type="float">
            <text:p>1.838879</text:p>
          </table:table-cell>
          <table:table-cell office:value-type="float" office:value="0.966782" calcext:value-type="float">
            <text:p>0.966782</text:p>
          </table:table-cell>
          <table:table-cell/>
          <table:table-cell office:value-type="float" office:value="0.525953" calcext:value-type="float">
            <text:p>0.525953</text:p>
          </table:table-cell>
          <table:table-cell office:value-type="float" office:value="0.274591" calcext:value-type="float">
            <text:p>0.274591</text:p>
          </table:table-cell>
          <table:table-cell office:value-type="float" office:value="0.148347" calcext:value-type="float">
            <text:p>0.148347</text:p>
          </table:table-cell>
          <table:table-cell office:value-type="float" office:value="1.855162" calcext:value-type="float">
            <text:p>1.855162</text:p>
          </table:table-cell>
          <table:table-cell office:value-type="float" office:value="0.982634" calcext:value-type="float">
            <text:p>0.982634</text:p>
          </table:table-cell>
          <table:table-cell office:value-type="float" office:value="0.53126" calcext:value-type="float">
            <text:p>0.53126</text:p>
          </table:table-cell>
        </table:table-row>
        <table:table-row table:style-name="ro1">
          <table:table-cell office:value-type="float" office:value="0.836021" calcext:value-type="float">
            <text:p>0.836021</text:p>
          </table:table-cell>
          <table:table-cell office:value-type="float" office:value="0.436344" calcext:value-type="float">
            <text:p>0.436344</text:p>
          </table:table-cell>
          <table:table-cell office:value-type="float" office:value="0.232703" calcext:value-type="float">
            <text:p>0.232703</text:p>
          </table:table-cell>
          <table:table-cell office:value-type="float" office:value="3.480727" calcext:value-type="float">
            <text:p>3.480727</text:p>
          </table:table-cell>
          <table:table-cell office:value-type="float" office:value="1.834866" calcext:value-type="float">
            <text:p>1.834866</text:p>
          </table:table-cell>
          <table:table-cell office:value-type="float" office:value="0.992317" calcext:value-type="float">
            <text:p>0.992317</text:p>
          </table:table-cell>
          <table:table-cell/>
          <table:table-cell office:value-type="float" office:value="0.532652" calcext:value-type="float">
            <text:p>0.532652</text:p>
          </table:table-cell>
          <table:table-cell office:value-type="float" office:value="0.274981" calcext:value-type="float">
            <text:p>0.274981</text:p>
          </table:table-cell>
          <table:table-cell office:value-type="float" office:value="0.145834" calcext:value-type="float">
            <text:p>0.145834</text:p>
          </table:table-cell>
          <table:table-cell office:value-type="float" office:value="1.852456" calcext:value-type="float">
            <text:p>1.852456</text:p>
          </table:table-cell>
          <table:table-cell office:value-type="float" office:value="0.981137" calcext:value-type="float">
            <text:p>0.981137</text:p>
          </table:table-cell>
          <table:table-cell office:value-type="float" office:value="0.529175" calcext:value-type="float">
            <text:p>0.529175</text:p>
          </table:table-cell>
        </table:table-row>
        <table:table-row table:style-name="ro1">
          <table:table-cell office:value-type="float" office:value="0.846323" calcext:value-type="float">
            <text:p>0.846323</text:p>
          </table:table-cell>
          <table:table-cell office:value-type="float" office:value="0.43781" calcext:value-type="float">
            <text:p>0.43781</text:p>
          </table:table-cell>
          <table:table-cell office:value-type="float" office:value="0.234601" calcext:value-type="float">
            <text:p>0.234601</text:p>
          </table:table-cell>
          <table:table-cell office:value-type="float" office:value="3.479264" calcext:value-type="float">
            <text:p>3.479264</text:p>
          </table:table-cell>
          <table:table-cell office:value-type="float" office:value="1.826405" calcext:value-type="float">
            <text:p>1.826405</text:p>
          </table:table-cell>
          <table:table-cell office:value-type="float" office:value="0.9662" calcext:value-type="float">
            <text:p>0.9662</text:p>
          </table:table-cell>
          <table:table-cell/>
          <table:table-cell office:value-type="float" office:value="0.52455" calcext:value-type="float">
            <text:p>0.52455</text:p>
          </table:table-cell>
          <table:table-cell office:value-type="float" office:value="0.277994" calcext:value-type="float">
            <text:p>0.277994</text:p>
          </table:table-cell>
          <table:table-cell office:value-type="float" office:value="0.149554" calcext:value-type="float">
            <text:p>0.149554</text:p>
          </table:table-cell>
          <table:table-cell office:value-type="float" office:value="1.843702" calcext:value-type="float">
            <text:p>1.843702</text:p>
          </table:table-cell>
          <table:table-cell office:value-type="float" office:value="0.98808" calcext:value-type="float">
            <text:p>0.98808</text:p>
          </table:table-cell>
          <table:table-cell office:value-type="float" office:value="0.533325" calcext:value-type="float">
            <text:p>0.533325</text:p>
          </table:table-cell>
        </table:table-row>
        <table:table-row table:style-name="ro1">
          <table:table-cell office:value-type="float" office:value="0.84238" calcext:value-type="float">
            <text:p>0.84238</text:p>
          </table:table-cell>
          <table:table-cell office:value-type="float" office:value="0.444782" calcext:value-type="float">
            <text:p>0.444782</text:p>
          </table:table-cell>
          <table:table-cell office:value-type="float" office:value="0.233903" calcext:value-type="float">
            <text:p>0.233903</text:p>
          </table:table-cell>
          <table:table-cell office:value-type="float" office:value="3.500449" calcext:value-type="float">
            <text:p>3.500449</text:p>
          </table:table-cell>
          <table:table-cell office:value-type="float" office:value="1.831195" calcext:value-type="float">
            <text:p>1.831195</text:p>
          </table:table-cell>
          <table:table-cell office:value-type="float" office:value="0.961078" calcext:value-type="float">
            <text:p>0.961078</text:p>
          </table:table-cell>
          <table:table-cell/>
          <table:table-cell office:value-type="float" office:value="0.522906" calcext:value-type="float">
            <text:p>0.522906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14717" calcext:value-type="float">
            <text:p>0.14717</text:p>
          </table:table-cell>
          <table:table-cell office:value-type="float" office:value="1.848828" calcext:value-type="float">
            <text:p>1.848828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0.562639" calcext:value-type="float">
            <text:p>0.562639</text:p>
          </table:table-cell>
        </table:table-row>
        <table:table-row table:style-name="ro1">
          <table:table-cell office:value-type="float" office:value="0.836007" calcext:value-type="float">
            <text:p>0.836007</text:p>
          </table:table-cell>
          <table:table-cell office:value-type="float" office:value="0.437778" calcext:value-type="float">
            <text:p>0.437778</text:p>
          </table:table-cell>
          <table:table-cell office:value-type="float" office:value="0.232186" calcext:value-type="float">
            <text:p>0.232186</text:p>
          </table:table-cell>
          <table:table-cell office:value-type="float" office:value="3.476394" calcext:value-type="float">
            <text:p>3.476394</text:p>
          </table:table-cell>
          <table:table-cell office:value-type="float" office:value="1.820696" calcext:value-type="float">
            <text:p>1.820696</text:p>
          </table:table-cell>
          <table:table-cell office:value-type="float" office:value="0.993324" calcext:value-type="float">
            <text:p>0.993324</text:p>
          </table:table-cell>
          <table:table-cell/>
          <table:table-cell office:value-type="float" office:value="0.523489" calcext:value-type="float">
            <text:p>0.523489</text:p>
          </table:table-cell>
          <table:table-cell office:value-type="float" office:value="0.341435" calcext:value-type="float">
            <text:p>0.341435</text:p>
          </table:table-cell>
          <table:table-cell office:value-type="float" office:value="0.147019" calcext:value-type="float">
            <text:p>0.147019</text:p>
          </table:table-cell>
          <table:table-cell office:value-type="float" office:value="1.84746" calcext:value-type="float">
            <text:p>1.84746</text:p>
          </table:table-cell>
          <table:table-cell office:value-type="float" office:value="0.986755" calcext:value-type="float">
            <text:p>0.986755</text:p>
          </table:table-cell>
          <table:table-cell office:value-type="float" office:value="0.53065" calcext:value-type="float">
            <text:p>0.53065</text:p>
          </table:table-cell>
        </table:table-row>
        <table:table-row table:style-name="ro1">
          <table:table-cell office:value-type="float" office:value="0.844242" calcext:value-type="float">
            <text:p>0.844242</text:p>
          </table:table-cell>
          <table:table-cell office:value-type="float" office:value="0.435887" calcext:value-type="float">
            <text:p>0.435887</text:p>
          </table:table-cell>
          <table:table-cell office:value-type="float" office:value="0.235143" calcext:value-type="float">
            <text:p>0.235143</text:p>
          </table:table-cell>
          <table:table-cell office:value-type="float" office:value="3.495658" calcext:value-type="float">
            <text:p>3.495658</text:p>
          </table:table-cell>
          <table:table-cell office:value-type="float" office:value="1.826836" calcext:value-type="float">
            <text:p>1.826836</text:p>
          </table:table-cell>
          <table:table-cell office:value-type="float" office:value="0.963257" calcext:value-type="float">
            <text:p>0.963257</text:p>
          </table:table-cell>
          <table:table-cell/>
          <table:table-cell office:value-type="float" office:value="0.533263" calcext:value-type="float">
            <text:p>0.533263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0.148282" calcext:value-type="float">
            <text:p>0.148282</text:p>
          </table:table-cell>
          <table:table-cell office:value-type="float" office:value="1.847671" calcext:value-type="float">
            <text:p>1.847671</text:p>
          </table:table-cell>
          <table:table-cell office:value-type="float" office:value="0.977055" calcext:value-type="float">
            <text:p>0.977055</text:p>
          </table:table-cell>
          <table:table-cell office:value-type="float" office:value="0.532165" calcext:value-type="float">
            <text:p>0.532165</text:p>
          </table:table-cell>
        </table:table-row>
        <table:table-row table:style-name="ro1">
          <table:table-cell office:value-type="float" office:value="0.836361" calcext:value-type="float">
            <text:p>0.836361</text:p>
          </table:table-cell>
          <table:table-cell office:value-type="float" office:value="0.43642" calcext:value-type="float">
            <text:p>0.43642</text:p>
          </table:table-cell>
          <table:table-cell office:value-type="float" office:value="0.231925" calcext:value-type="float">
            <text:p>0.231925</text:p>
          </table:table-cell>
          <table:table-cell office:value-type="float" office:value="3.479018" calcext:value-type="float">
            <text:p>3.479018</text:p>
          </table:table-cell>
          <table:table-cell office:value-type="float" office:value="1.834638" calcext:value-type="float">
            <text:p>1.834638</text:p>
          </table:table-cell>
          <table:table-cell office:value-type="float" office:value="0.993332" calcext:value-type="float">
            <text:p>0.993332</text:p>
          </table:table-cell>
          <table:table-cell/>
          <table:table-cell office:value-type="float" office:value="0.527105" calcext:value-type="float">
            <text:p>0.527105</text:p>
          </table:table-cell>
          <table:table-cell office:value-type="float" office:value="0.273962" calcext:value-type="float">
            <text:p>0.273962</text:p>
          </table:table-cell>
          <table:table-cell office:value-type="float" office:value="0.146792" calcext:value-type="float">
            <text:p>0.146792</text:p>
          </table:table-cell>
          <table:table-cell office:value-type="float" office:value="1.838435" calcext:value-type="float">
            <text:p>1.838435</text:p>
          </table:table-cell>
          <table:table-cell office:value-type="float" office:value="0.978221" calcext:value-type="float">
            <text:p>0.978221</text:p>
          </table:table-cell>
          <table:table-cell office:value-type="float" office:value="0.527364" calcext:value-type="float">
            <text:p>0.527364</text:p>
          </table:table-cell>
        </table:table-row>
        <table:table-row table:style-name="ro1">
          <table:table-cell office:value-type="float" office:value="0.8366" calcext:value-type="float">
            <text:p>0.8366</text:p>
          </table:table-cell>
          <table:table-cell office:value-type="float" office:value="0.437054" calcext:value-type="float">
            <text:p>0.437054</text:p>
          </table:table-cell>
          <table:table-cell office:value-type="float" office:value="0.233759" calcext:value-type="float">
            <text:p>0.233759</text:p>
          </table:table-cell>
          <table:table-cell office:value-type="float" office:value="3.516292" calcext:value-type="float">
            <text:p>3.516292</text:p>
          </table:table-cell>
          <table:table-cell office:value-type="float" office:value="1.829223" calcext:value-type="float">
            <text:p>1.829223</text:p>
          </table:table-cell>
          <table:table-cell office:value-type="float" office:value="0.966019" calcext:value-type="float">
            <text:p>0.966019</text:p>
          </table:table-cell>
          <table:table-cell/>
          <table:table-cell office:value-type="float" office:value="0.524579" calcext:value-type="float">
            <text:p>0.524579</text:p>
          </table:table-cell>
          <table:table-cell office:value-type="float" office:value="0.272964" calcext:value-type="float">
            <text:p>0.272964</text:p>
          </table:table-cell>
          <table:table-cell office:value-type="float" office:value="0.146946" calcext:value-type="float">
            <text:p>0.146946</text:p>
          </table:table-cell>
          <table:table-cell office:value-type="float" office:value="1.843264" calcext:value-type="float">
            <text:p>1.843264</text:p>
          </table:table-cell>
          <table:table-cell office:value-type="float" office:value="0.983747" calcext:value-type="float">
            <text:p>0.983747</text:p>
          </table:table-cell>
          <table:table-cell office:value-type="float" office:value="0.548217" calcext:value-type="float">
            <text:p>0.548217</text:p>
          </table:table-cell>
        </table:table-row>
        <table:table-row table:style-name="ro1">
          <table:table-cell office:value-type="float" office:value="0.849722" calcext:value-type="float">
            <text:p>0.849722</text:p>
          </table:table-cell>
          <table:table-cell office:value-type="float" office:value="0.44055" calcext:value-type="float">
            <text:p>0.44055</text:p>
          </table:table-cell>
          <table:table-cell office:value-type="float" office:value="0.234296" calcext:value-type="float">
            <text:p>0.234296</text:p>
          </table:table-cell>
          <table:table-cell office:value-type="float" office:value="3.48755" calcext:value-type="float">
            <text:p>3.48755</text:p>
          </table:table-cell>
          <table:table-cell office:value-type="float" office:value="1.809262" calcext:value-type="float">
            <text:p>1.809262</text:p>
          </table:table-cell>
          <table:table-cell office:value-type="float" office:value="0.96619" calcext:value-type="float">
            <text:p>0.96619</text:p>
          </table:table-cell>
          <table:table-cell/>
          <table:table-cell office:value-type="float" office:value="0.52577" calcext:value-type="float">
            <text:p>0.52577</text:p>
          </table:table-cell>
          <table:table-cell office:value-type="float" office:value="0.274263" calcext:value-type="float">
            <text:p>0.274263</text:p>
          </table:table-cell>
          <table:table-cell office:value-type="float" office:value="0.148514" calcext:value-type="float">
            <text:p>0.148514</text:p>
          </table:table-cell>
          <table:table-cell office:value-type="float" office:value="1.870173" calcext:value-type="float">
            <text:p>1.870173</text:p>
          </table:table-cell>
          <table:table-cell office:value-type="float" office:value="0.980261" calcext:value-type="float">
            <text:p>0.980261</text:p>
          </table:table-cell>
          <table:table-cell office:value-type="float" office:value="0.548845" calcext:value-type="float">
            <text:p>0.548845</text:p>
          </table:table-cell>
        </table:table-row>
        <table:table-row table:style-name="ro1">
          <table:table-cell office:value-type="float" office:value="0.836609" calcext:value-type="float">
            <text:p>0.836609</text:p>
          </table:table-cell>
          <table:table-cell office:value-type="float" office:value="0.440046" calcext:value-type="float">
            <text:p>0.440046</text:p>
          </table:table-cell>
          <table:table-cell office:value-type="float" office:value="0.253709" calcext:value-type="float">
            <text:p>0.253709</text:p>
          </table:table-cell>
          <table:table-cell office:value-type="float" office:value="3.488404" calcext:value-type="float">
            <text:p>3.488404</text:p>
          </table:table-cell>
          <table:table-cell office:value-type="float" office:value="1.81394" calcext:value-type="float">
            <text:p>1.81394</text:p>
          </table:table-cell>
          <table:table-cell office:value-type="float" office:value="0.989511" calcext:value-type="float">
            <text:p>0.989511</text:p>
          </table:table-cell>
          <table:table-cell/>
          <table:table-cell office:value-type="float" office:value="0.52381" calcext:value-type="float">
            <text:p>0.52381</text:p>
          </table:table-cell>
          <table:table-cell office:value-type="float" office:value="0.27192" calcext:value-type="float">
            <text:p>0.27192</text:p>
          </table:table-cell>
          <table:table-cell office:value-type="float" office:value="0.145916" calcext:value-type="float">
            <text:p>0.145916</text:p>
          </table:table-cell>
          <table:table-cell office:value-type="float" office:value="1.848394" calcext:value-type="float">
            <text:p>1.848394</text:p>
          </table:table-cell>
          <table:table-cell office:value-type="float" office:value="0.982821" calcext:value-type="float">
            <text:p>0.982821</text:p>
          </table:table-cell>
          <table:table-cell office:value-type="float" office:value="0.532577" calcext:value-type="float">
            <text:p>0.532577</text:p>
          </table:table-cell>
        </table:table-row>
        <table:table-row table:style-name="ro1">
          <table:table-cell office:value-type="float" office:value="0.837006" calcext:value-type="float">
            <text:p>0.837006</text:p>
          </table:table-cell>
          <table:table-cell office:value-type="float" office:value="0.436628" calcext:value-type="float">
            <text:p>0.436628</text:p>
          </table:table-cell>
          <table:table-cell office:value-type="float" office:value="0.242949" calcext:value-type="float">
            <text:p>0.242949</text:p>
          </table:table-cell>
          <table:table-cell office:value-type="float" office:value="3.480371" calcext:value-type="float">
            <text:p>3.480371</text:p>
          </table:table-cell>
          <table:table-cell office:value-type="float" office:value="1.810155" calcext:value-type="float">
            <text:p>1.810155</text:p>
          </table:table-cell>
          <table:table-cell office:value-type="float" office:value="0.964957" calcext:value-type="float">
            <text:p>0.964957</text:p>
          </table:table-cell>
          <table:table-cell/>
          <table:table-cell office:value-type="float" office:value="0.533829" calcext:value-type="float">
            <text:p>0.533829</text:p>
          </table:table-cell>
          <table:table-cell office:value-type="float" office:value="0.269389" calcext:value-type="float">
            <text:p>0.269389</text:p>
          </table:table-cell>
          <table:table-cell office:value-type="float" office:value="0.153146" calcext:value-type="float">
            <text:p>0.153146</text:p>
          </table:table-cell>
          <table:table-cell office:value-type="float" office:value="1.848858" calcext:value-type="float">
            <text:p>1.848858</text:p>
          </table:table-cell>
          <table:table-cell office:value-type="float" office:value="0.980143" calcext:value-type="float">
            <text:p>0.980143</text:p>
          </table:table-cell>
          <table:table-cell office:value-type="float" office:value="0.529511" calcext:value-type="float">
            <text:p>0.529511</text:p>
          </table:table-cell>
        </table:table-row>
        <table:table-row table:style-name="ro1">
          <table:table-cell office:value-type="float" office:value="0.844825" calcext:value-type="float">
            <text:p>0.844825</text:p>
          </table:table-cell>
          <table:table-cell office:value-type="float" office:value="0.438091" calcext:value-type="float">
            <text:p>0.438091</text:p>
          </table:table-cell>
          <table:table-cell office:value-type="float" office:value="0.233882" calcext:value-type="float">
            <text:p>0.233882</text:p>
          </table:table-cell>
          <table:table-cell office:value-type="float" office:value="3.485134" calcext:value-type="float">
            <text:p>3.485134</text:p>
          </table:table-cell>
          <table:table-cell office:value-type="float" office:value="1.82703" calcext:value-type="float">
            <text:p>1.82703</text:p>
          </table:table-cell>
          <table:table-cell office:value-type="float" office:value="0.993208" calcext:value-type="float">
            <text:p>0.993208</text:p>
          </table:table-cell>
          <table:table-cell/>
          <table:table-cell office:value-type="float" office:value="0.524291" calcext:value-type="float">
            <text:p>0.524291</text:p>
          </table:table-cell>
          <table:table-cell office:value-type="float" office:value="0.291195" calcext:value-type="float">
            <text:p>0.291195</text:p>
          </table:table-cell>
          <table:table-cell office:value-type="float" office:value="0.159645" calcext:value-type="float">
            <text:p>0.159645</text:p>
          </table:table-cell>
          <table:table-cell office:value-type="float" office:value="1.836465" calcext:value-type="float">
            <text:p>1.836465</text:p>
          </table:table-cell>
          <table:table-cell office:value-type="float" office:value="0.981989" calcext:value-type="float">
            <text:p>0.981989</text:p>
          </table:table-cell>
          <table:table-cell office:value-type="float" office:value="0.531764" calcext:value-type="float">
            <text:p>0.531764</text:p>
          </table:table-cell>
        </table:table-row>
        <table:table-row table:style-name="ro1">
          <table:table-cell office:value-type="float" office:value="0.836187" calcext:value-type="float">
            <text:p>0.836187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.234907" calcext:value-type="float">
            <text:p>0.234907</text:p>
          </table:table-cell>
          <table:table-cell office:value-type="float" office:value="3.483135" calcext:value-type="float">
            <text:p>3.483135</text:p>
          </table:table-cell>
          <table:table-cell office:value-type="float" office:value="1.80535" calcext:value-type="float">
            <text:p>1.80535</text:p>
          </table:table-cell>
          <table:table-cell office:value-type="float" office:value="0.964434" calcext:value-type="float">
            <text:p>0.964434</text:p>
          </table:table-cell>
          <table:table-cell/>
          <table:table-cell office:value-type="float" office:value="0.522596" calcext:value-type="float">
            <text:p>0.522596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0.160483" calcext:value-type="float">
            <text:p>0.160483</text:p>
          </table:table-cell>
          <table:table-cell office:value-type="float" office:value="1.84647" calcext:value-type="float">
            <text:p>1.84647</text:p>
          </table:table-cell>
          <table:table-cell office:value-type="float" office:value="0.984676" calcext:value-type="float">
            <text:p>0.984676</text:p>
          </table:table-cell>
          <table:table-cell office:value-type="float" office:value="0.55915" calcext:value-type="float">
            <text:p>0.55915</text:p>
          </table:table-cell>
        </table:table-row>
        <table:table-row table:style-name="ro1">
          <table:table-cell office:value-type="float" office:value="0.840042" calcext:value-type="float">
            <text:p>0.840042</text:p>
          </table:table-cell>
          <table:table-cell office:value-type="float" office:value="0.43757" calcext:value-type="float">
            <text:p>0.43757</text:p>
          </table:table-cell>
          <table:table-cell office:value-type="float" office:value="0.232996" calcext:value-type="float">
            <text:p>0.232996</text:p>
          </table:table-cell>
          <table:table-cell office:value-type="float" office:value="3.479083" calcext:value-type="float">
            <text:p>3.479083</text:p>
          </table:table-cell>
          <table:table-cell office:value-type="float" office:value="1.812973" calcext:value-type="float">
            <text:p>1.812973</text:p>
          </table:table-cell>
          <table:table-cell office:value-type="float" office:value="0.970861" calcext:value-type="float">
            <text:p>0.970861</text:p>
          </table:table-cell>
          <table:table-cell/>
          <table:table-cell office:value-type="float" office:value="0.52348" calcext:value-type="float">
            <text:p>0.52348</text:p>
          </table:table-cell>
          <table:table-cell office:value-type="float" office:value="0.273423" calcext:value-type="float">
            <text:p>0.273423</text:p>
          </table:table-cell>
          <table:table-cell office:value-type="float" office:value="0.147633" calcext:value-type="float">
            <text:p>0.147633</text:p>
          </table:table-cell>
          <table:table-cell office:value-type="float" office:value="1.848588" calcext:value-type="float">
            <text:p>1.848588</text:p>
          </table:table-cell>
          <table:table-cell office:value-type="float" office:value="0.987464" calcext:value-type="float">
            <text:p>0.987464</text:p>
          </table:table-cell>
          <table:table-cell office:value-type="float" office:value="0.529649" calcext:value-type="float">
            <text:p>0.529649</text:p>
          </table:table-cell>
        </table:table-row>
        <table:table-row table:style-name="ro1">
          <table:table-cell office:value-type="float" office:value="0.843105" calcext:value-type="float">
            <text:p>0.843105</text:p>
          </table:table-cell>
          <table:table-cell office:value-type="float" office:value="0.444572" calcext:value-type="float">
            <text:p>0.444572</text:p>
          </table:table-cell>
          <table:table-cell office:value-type="float" office:value="0.234952" calcext:value-type="float">
            <text:p>0.234952</text:p>
          </table:table-cell>
          <table:table-cell office:value-type="float" office:value="3.491704" calcext:value-type="float">
            <text:p>3.491704</text:p>
          </table:table-cell>
          <table:table-cell office:value-type="float" office:value="1.813698" calcext:value-type="float">
            <text:p>1.813698</text:p>
          </table:table-cell>
          <table:table-cell office:value-type="float" office:value="0.987721" calcext:value-type="float">
            <text:p>0.987721</text:p>
          </table:table-cell>
          <table:table-cell/>
          <table:table-cell office:value-type="float" office:value="0.531917" calcext:value-type="float">
            <text:p>0.531917</text:p>
          </table:table-cell>
          <table:table-cell office:value-type="float" office:value="0.275174" calcext:value-type="float">
            <text:p>0.275174</text:p>
          </table:table-cell>
          <table:table-cell office:value-type="float" office:value="0.144529" calcext:value-type="float">
            <text:p>0.144529</text:p>
          </table:table-cell>
          <table:table-cell office:value-type="float" office:value="1.846147" calcext:value-type="float">
            <text:p>1.846147</text:p>
          </table:table-cell>
          <table:table-cell office:value-type="float" office:value="0.986683" calcext:value-type="float">
            <text:p>0.986683</text:p>
          </table:table-cell>
          <table:table-cell office:value-type="float" office:value="0.528773" calcext:value-type="float">
            <text:p>0.528773</text:p>
          </table:table-cell>
        </table:table-row>
        <table:table-row table:style-name="ro1">
          <table:table-cell office:value-type="float" office:value="0.837353" calcext:value-type="float">
            <text:p>0.837353</text:p>
          </table:table-cell>
          <table:table-cell office:value-type="float" office:value="0.437102" calcext:value-type="float">
            <text:p>0.437102</text:p>
          </table:table-cell>
          <table:table-cell office:value-type="float" office:value="0.232643" calcext:value-type="float">
            <text:p>0.232643</text:p>
          </table:table-cell>
          <table:table-cell office:value-type="float" office:value="3.485125" calcext:value-type="float">
            <text:p>3.485125</text:p>
          </table:table-cell>
          <table:table-cell office:value-type="float" office:value="1.813597" calcext:value-type="float">
            <text:p>1.813597</text:p>
          </table:table-cell>
          <table:table-cell office:value-type="float" office:value="0.964225" calcext:value-type="float">
            <text:p>0.964225</text:p>
          </table:table-cell>
          <table:table-cell/>
          <table:table-cell office:value-type="float" office:value="0.534715" calcext:value-type="float">
            <text:p>0.534715</text:p>
          </table:table-cell>
          <table:table-cell office:value-type="float" office:value="0.272577" calcext:value-type="float">
            <text:p>0.272577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1.836604" calcext:value-type="float">
            <text:p>1.836604</text:p>
          </table:table-cell>
          <table:table-cell office:value-type="float" office:value="0.98206" calcext:value-type="float">
            <text:p>0.98206</text:p>
          </table:table-cell>
          <table:table-cell office:value-type="float" office:value="0.529191" calcext:value-type="float">
            <text:p>0.529191</text:p>
          </table:table-cell>
        </table:table-row>
        <table:table-row table:style-name="ro1">
          <table:table-cell office:value-type="float" office:value="0.84195" calcext:value-type="float">
            <text:p>0.84195</text:p>
          </table:table-cell>
          <table:table-cell office:value-type="float" office:value="0.435985" calcext:value-type="float">
            <text:p>0.435985</text:p>
          </table:table-cell>
          <table:table-cell office:value-type="float" office:value="0.233296" calcext:value-type="float">
            <text:p>0.233296</text:p>
          </table:table-cell>
          <table:table-cell office:value-type="float" office:value="3.486782" calcext:value-type="float">
            <text:p>3.486782</text:p>
          </table:table-cell>
          <table:table-cell office:value-type="float" office:value="1.805611" calcext:value-type="float">
            <text:p>1.805611</text:p>
          </table:table-cell>
          <table:table-cell office:value-type="float" office:value="0.992342" calcext:value-type="float">
            <text:p>0.992342</text:p>
          </table:table-cell>
          <table:table-cell/>
          <table:table-cell office:value-type="float" office:value="0.523773" calcext:value-type="float">
            <text:p>0.523773</text:p>
          </table:table-cell>
          <table:table-cell office:value-type="float" office:value="0.272652" calcext:value-type="float">
            <text:p>0.272652</text:p>
          </table:table-cell>
          <table:table-cell office:value-type="float" office:value="0.145417" calcext:value-type="float">
            <text:p>0.145417</text:p>
          </table:table-cell>
          <table:table-cell office:value-type="float" office:value="1.849529" calcext:value-type="float">
            <text:p>1.849529</text:p>
          </table:table-cell>
          <table:table-cell office:value-type="float" office:value="0.99076" calcext:value-type="float">
            <text:p>0.99076</text:p>
          </table:table-cell>
          <table:table-cell office:value-type="float" office:value="0.543796" calcext:value-type="float">
            <text:p>0.543796</text:p>
          </table:table-cell>
        </table:table-row>
        <table:table-row table:style-name="ro1">
          <table:table-cell office:value-type="float" office:value="0.837954" calcext:value-type="float">
            <text:p>0.837954</text:p>
          </table:table-cell>
          <table:table-cell office:value-type="float" office:value="0.435917" calcext:value-type="float">
            <text:p>0.435917</text:p>
          </table:table-cell>
          <table:table-cell office:value-type="float" office:value="0.23529" calcext:value-type="float">
            <text:p>0.23529</text:p>
          </table:table-cell>
          <table:table-cell office:value-type="float" office:value="3.475246" calcext:value-type="float">
            <text:p>3.475246</text:p>
          </table:table-cell>
          <table:table-cell office:value-type="float" office:value="1.816685" calcext:value-type="float">
            <text:p>1.816685</text:p>
          </table:table-cell>
          <table:table-cell office:value-type="float" office:value="0.963083" calcext:value-type="float">
            <text:p>0.963083</text:p>
          </table:table-cell>
          <table:table-cell/>
          <table:table-cell office:value-type="float" office:value="0.52341" calcext:value-type="float">
            <text:p>0.52341</text:p>
          </table:table-cell>
          <table:table-cell office:value-type="float" office:value="0.272288" calcext:value-type="float">
            <text:p>0.272288</text:p>
          </table:table-cell>
          <table:table-cell office:value-type="float" office:value="0.142578" calcext:value-type="float">
            <text:p>0.142578</text:p>
          </table:table-cell>
          <table:table-cell office:value-type="float" office:value="1.846809" calcext:value-type="float">
            <text:p>1.846809</text:p>
          </table:table-cell>
          <table:table-cell office:value-type="float" office:value="0.983681" calcext:value-type="float">
            <text:p>0.983681</text:p>
          </table:table-cell>
          <table:table-cell office:value-type="float" office:value="0.54306" calcext:value-type="float">
            <text:p>0.54306</text:p>
          </table:table-cell>
        </table:table-row>
        <table:table-row table:style-name="ro1">
          <table:table-cell office:value-type="float" office:value="0.836595" calcext:value-type="float">
            <text:p>0.836595</text:p>
          </table:table-cell>
          <table:table-cell office:value-type="float" office:value="0.436575" calcext:value-type="float">
            <text:p>0.436575</text:p>
          </table:table-cell>
          <table:table-cell office:value-type="float" office:value="0.232369" calcext:value-type="float">
            <text:p>0.232369</text:p>
          </table:table-cell>
          <table:table-cell office:value-type="float" office:value="3.491529" calcext:value-type="float">
            <text:p>3.491529</text:p>
          </table:table-cell>
          <table:table-cell office:value-type="float" office:value="1.813889" calcext:value-type="float">
            <text:p>1.813889</text:p>
          </table:table-cell>
          <table:table-cell office:value-type="float" office:value="0.976728" calcext:value-type="float">
            <text:p>0.976728</text:p>
          </table:table-cell>
          <table:table-cell/>
          <table:table-cell office:value-type="float" office:value="0.522162" calcext:value-type="float">
            <text:p>0.522162</text:p>
          </table:table-cell>
          <table:table-cell office:value-type="float" office:value="0.27372" calcext:value-type="float">
            <text:p>0.27372</text:p>
          </table:table-cell>
          <table:table-cell office:value-type="float" office:value="0.145114" calcext:value-type="float">
            <text:p>0.145114</text:p>
          </table:table-cell>
          <table:table-cell office:value-type="float" office:value="1.845858" calcext:value-type="float">
            <text:p>1.845858</text:p>
          </table:table-cell>
          <table:table-cell office:value-type="float" office:value="0.982905" calcext:value-type="float">
            <text:p>0.982905</text:p>
          </table:table-cell>
          <table:table-cell office:value-type="float" office:value="0.530851" calcext:value-type="float">
            <text:p>0.530851</text:p>
          </table:table-cell>
        </table:table-row>
        <table:table-row table:style-name="ro1">
          <table:table-cell office:value-type="float" office:value="0.843271" calcext:value-type="float">
            <text:p>0.843271</text:p>
          </table:table-cell>
          <table:table-cell office:value-type="float" office:value="0.439653" calcext:value-type="float">
            <text:p>0.439653</text:p>
          </table:table-cell>
          <table:table-cell office:value-type="float" office:value="0.249796" calcext:value-type="float">
            <text:p>0.249796</text:p>
          </table:table-cell>
          <table:table-cell office:value-type="float" office:value="3.483935" calcext:value-type="float">
            <text:p>3.483935</text:p>
          </table:table-cell>
          <table:table-cell office:value-type="float" office:value="1.815873" calcext:value-type="float">
            <text:p>1.815873</text:p>
          </table:table-cell>
          <table:table-cell office:value-type="float" office:value="0.980945" calcext:value-type="float">
            <text:p>0.980945</text:p>
          </table:table-cell>
          <table:table-cell/>
          <table:table-cell office:value-type="float" office:value="0.533828" calcext:value-type="float">
            <text:p>0.533828</text:p>
          </table:table-cell>
          <table:table-cell office:value-type="float" office:value="0.286414" calcext:value-type="float">
            <text:p>0.286414</text:p>
          </table:table-cell>
          <table:table-cell office:value-type="float" office:value="0.1438" calcext:value-type="float">
            <text:p>0.1438</text:p>
          </table:table-cell>
          <table:table-cell office:value-type="float" office:value="1.84004" calcext:value-type="float">
            <text:p>1.84004</text:p>
          </table:table-cell>
          <table:table-cell office:value-type="float" office:value="0.987673" calcext:value-type="float">
            <text:p>0.987673</text:p>
          </table:table-cell>
          <table:table-cell office:value-type="float" office:value="0.531107" calcext:value-type="float">
            <text:p>0.531107</text:p>
          </table:table-cell>
        </table:table-row>
        <table:table-row table:style-name="ro1">
          <table:table-cell office:value-type="float" office:value="0.840592" calcext:value-type="float">
            <text:p>0.840592</text:p>
          </table:table-cell>
          <table:table-cell office:value-type="float" office:value="0.438686" calcext:value-type="float">
            <text:p>0.438686</text:p>
          </table:table-cell>
          <table:table-cell office:value-type="float" office:value="0.247305" calcext:value-type="float">
            <text:p>0.247305</text:p>
          </table:table-cell>
          <table:table-cell office:value-type="float" office:value="3.480762" calcext:value-type="float">
            <text:p>3.480762</text:p>
          </table:table-cell>
          <table:table-cell office:value-type="float" office:value="1.815001" calcext:value-type="float">
            <text:p>1.815001</text:p>
          </table:table-cell>
          <table:table-cell office:value-type="float" office:value="0.963461" calcext:value-type="float">
            <text:p>0.963461</text:p>
          </table:table-cell>
          <table:table-cell/>
          <table:table-cell office:value-type="float" office:value="0.524201" calcext:value-type="float">
            <text:p>0.524201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145834" calcext:value-type="float">
            <text:p>0.145834</text:p>
          </table:table-cell>
          <table:table-cell office:value-type="float" office:value="1.842225" calcext:value-type="float">
            <text:p>1.842225</text:p>
          </table:table-cell>
          <table:table-cell office:value-type="float" office:value="0.982018" calcext:value-type="float">
            <text:p>0.982018</text:p>
          </table:table-cell>
          <table:table-cell office:value-type="float" office:value="0.530329" calcext:value-type="float">
            <text:p>0.530329</text:p>
          </table:table-cell>
        </table:table-row>
        <table:table-row table:style-name="ro1">
          <table:table-cell office:value-type="float" office:value="0.836056" calcext:value-type="float">
            <text:p>0.836056</text:p>
          </table:table-cell>
          <table:table-cell office:value-type="float" office:value="0.43667" calcext:value-type="float">
            <text:p>0.43667</text:p>
          </table:table-cell>
          <table:table-cell office:value-type="float" office:value="0.232886" calcext:value-type="float">
            <text:p>0.232886</text:p>
          </table:table-cell>
          <table:table-cell office:value-type="float" office:value="3.505943" calcext:value-type="float">
            <text:p>3.505943</text:p>
          </table:table-cell>
          <table:table-cell office:value-type="float" office:value="1.816336" calcext:value-type="float">
            <text:p>1.816336</text:p>
          </table:table-cell>
          <table:table-cell office:value-type="float" office:value="0.993128" calcext:value-type="float">
            <text:p>0.993128</text:p>
          </table:table-cell>
          <table:table-cell/>
          <table:table-cell office:value-type="float" office:value="0.523036" calcext:value-type="float">
            <text:p>0.523036</text:p>
          </table:table-cell>
          <table:table-cell office:value-type="float" office:value="0.284137" calcext:value-type="float">
            <text:p>0.284137</text:p>
          </table:table-cell>
          <table:table-cell office:value-type="float" office:value="0.146522" calcext:value-type="float">
            <text:p>0.146522</text:p>
          </table:table-cell>
          <table:table-cell office:value-type="float" office:value="1.861066" calcext:value-type="float">
            <text:p>1.861066</text:p>
          </table:table-cell>
          <table:table-cell office:value-type="float" office:value="0.99284" calcext:value-type="float">
            <text:p>0.99284</text:p>
          </table:table-cell>
          <table:table-cell office:value-type="float" office:value="0.560644" calcext:value-type="float">
            <text:p>0.560644</text:p>
          </table:table-cell>
        </table:table-row>
        <table:table-row table:style-name="ro1">
          <table:table-cell office:value-type="float" office:value="0.843765" calcext:value-type="float">
            <text:p>0.843765</text:p>
          </table:table-cell>
          <table:table-cell office:value-type="float" office:value="0.435733" calcext:value-type="float">
            <text:p>0.435733</text:p>
          </table:table-cell>
          <table:table-cell office:value-type="float" office:value="0.236177" calcext:value-type="float">
            <text:p>0.236177</text:p>
          </table:table-cell>
          <table:table-cell office:value-type="float" office:value="3.501318" calcext:value-type="float">
            <text:p>3.501318</text:p>
          </table:table-cell>
          <table:table-cell office:value-type="float" office:value="1.833286" calcext:value-type="float">
            <text:p>1.833286</text:p>
          </table:table-cell>
          <table:table-cell office:value-type="float" office:value="0.964327" calcext:value-type="float">
            <text:p>0.964327</text:p>
          </table:table-cell>
          <table:table-cell/>
          <table:table-cell office:value-type="float" office:value="0.522692" calcext:value-type="float">
            <text:p>0.522692</text:p>
          </table:table-cell>
          <table:table-cell office:value-type="float" office:value="0.275487" calcext:value-type="float">
            <text:p>0.275487</text:p>
          </table:table-cell>
          <table:table-cell office:value-type="float" office:value="0.144364" calcext:value-type="float">
            <text:p>0.144364</text:p>
          </table:table-cell>
          <table:table-cell office:value-type="float" office:value="1.845156" calcext:value-type="float">
            <text:p>1.845156</text:p>
          </table:table-cell>
          <table:table-cell office:value-type="float" office:value="0.984464" calcext:value-type="float">
            <text:p>0.984464</text:p>
          </table:table-cell>
          <table:table-cell office:value-type="float" office:value="0.531626" calcext:value-type="float">
            <text:p>0.531626</text:p>
          </table:table-cell>
        </table:table-row>
        <table:table-row table:style-name="ro1">
          <table:table-cell office:value-type="float" office:value="0.836933" calcext:value-type="float">
            <text:p>0.836933</text:p>
          </table:table-cell>
          <table:table-cell office:value-type="float" office:value="0.437923" calcext:value-type="float">
            <text:p>0.437923</text:p>
          </table:table-cell>
          <table:table-cell office:value-type="float" office:value="0.233446" calcext:value-type="float">
            <text:p>0.233446</text:p>
          </table:table-cell>
          <table:table-cell office:value-type="float" office:value="3.491935" calcext:value-type="float">
            <text:p>3.491935</text:p>
          </table:table-cell>
          <table:table-cell office:value-type="float" office:value="1.813671" calcext:value-type="float">
            <text:p>1.813671</text:p>
          </table:table-cell>
          <table:table-cell office:value-type="float" office:value="0.988013" calcext:value-type="float">
            <text:p>0.988013</text:p>
          </table:table-cell>
          <table:table-cell/>
          <table:table-cell office:value-type="float" office:value="0.528301" calcext:value-type="float">
            <text:p>0.528301</text:p>
          </table:table-cell>
          <table:table-cell office:value-type="float" office:value="0.274845" calcext:value-type="float">
            <text:p>0.274845</text:p>
          </table:table-cell>
          <table:table-cell office:value-type="float" office:value="0.147083" calcext:value-type="float">
            <text:p>0.147083</text:p>
          </table:table-cell>
          <table:table-cell office:value-type="float" office:value="1.843448" calcext:value-type="float">
            <text:p>1.843448</text:p>
          </table:table-cell>
          <table:table-cell office:value-type="float" office:value="0.982958" calcext:value-type="float">
            <text:p>0.982958</text:p>
          </table:table-cell>
          <table:table-cell office:value-type="float" office:value="0.528515" calcext:value-type="float">
            <text:p>0.528515</text:p>
          </table:table-cell>
        </table:table-row>
        <table:table-row table:style-name="ro1">
          <table:table-cell office:value-type="float" office:value="0.835319" calcext:value-type="float">
            <text:p>0.835319</text:p>
          </table:table-cell>
          <table:table-cell office:value-type="float" office:value="0.437175" calcext:value-type="float">
            <text:p>0.437175</text:p>
          </table:table-cell>
          <table:table-cell office:value-type="float" office:value="0.232524" calcext:value-type="float">
            <text:p>0.232524</text:p>
          </table:table-cell>
          <table:table-cell office:value-type="float" office:value="3.481987" calcext:value-type="float">
            <text:p>3.481987</text:p>
          </table:table-cell>
          <table:table-cell office:value-type="float" office:value="1.807483" calcext:value-type="float">
            <text:p>1.807483</text:p>
          </table:table-cell>
          <table:table-cell office:value-type="float" office:value="0.977913" calcext:value-type="float">
            <text:p>0.977913</text:p>
          </table:table-cell>
          <table:table-cell/>
          <table:table-cell office:value-type="float" office:value="0.529739" calcext:value-type="float">
            <text:p>0.529739</text:p>
          </table:table-cell>
          <table:table-cell office:value-type="float" office:value="0.274233" calcext:value-type="float">
            <text:p>0.274233</text:p>
          </table:table-cell>
          <table:table-cell office:value-type="float" office:value="0.147408" calcext:value-type="float">
            <text:p>0.147408</text:p>
          </table:table-cell>
          <table:table-cell office:value-type="float" office:value="1.841573" calcext:value-type="float">
            <text:p>1.841573</text:p>
          </table:table-cell>
          <table:table-cell office:value-type="float" office:value="0.988355" calcext:value-type="float">
            <text:p>0.988355</text:p>
          </table:table-cell>
          <table:table-cell office:value-type="float" office:value="0.535044" calcext:value-type="float">
            <text:p>0.535044</text:p>
          </table:table-cell>
        </table:table-row>
        <table:table-row table:style-name="ro1">
          <table:table-cell office:value-type="float" office:value="0.843599" calcext:value-type="float">
            <text:p>0.843599</text:p>
          </table:table-cell>
          <table:table-cell office:value-type="float" office:value="0.444555" calcext:value-type="float">
            <text:p>0.444555</text:p>
          </table:table-cell>
          <table:table-cell office:value-type="float" office:value="0.233568" calcext:value-type="float">
            <text:p>0.233568</text:p>
          </table:table-cell>
          <table:table-cell office:value-type="float" office:value="3.552566" calcext:value-type="float">
            <text:p>3.552566</text:p>
          </table:table-cell>
          <table:table-cell office:value-type="float" office:value="1.824781" calcext:value-type="float">
            <text:p>1.824781</text:p>
          </table:table-cell>
          <table:table-cell office:value-type="float" office:value="0.968905" calcext:value-type="float">
            <text:p>0.968905</text:p>
          </table:table-cell>
          <table:table-cell/>
          <table:table-cell office:value-type="float" office:value="0.524614" calcext:value-type="float">
            <text:p>0.524614</text:p>
          </table:table-cell>
          <table:table-cell office:value-type="float" office:value="0.276279" calcext:value-type="float">
            <text:p>0.276279</text:p>
          </table:table-cell>
          <table:table-cell office:value-type="float" office:value="0.145496" calcext:value-type="float">
            <text:p>0.145496</text:p>
          </table:table-cell>
          <table:table-cell office:value-type="float" office:value="1.847215" calcext:value-type="float">
            <text:p>1.847215</text:p>
          </table:table-cell>
          <table:table-cell office:value-type="float" office:value="0.983828" calcext:value-type="float">
            <text:p>0.983828</text:p>
          </table:table-cell>
          <table:table-cell office:value-type="float" office:value="0.552552" calcext:value-type="float">
            <text:p>0.552552</text:p>
          </table:table-cell>
        </table:table-row>
        <table:table-row table:style-name="ro1">
          <table:table-cell office:value-type="float" office:value="0.839192" calcext:value-type="float">
            <text:p>0.839192</text:p>
          </table:table-cell>
          <table:table-cell office:value-type="float" office:value="0.437105" calcext:value-type="float">
            <text:p>0.437105</text:p>
          </table:table-cell>
          <table:table-cell office:value-type="float" office:value="0.233621" calcext:value-type="float">
            <text:p>0.233621</text:p>
          </table:table-cell>
          <table:table-cell office:value-type="float" office:value="3.483882" calcext:value-type="float">
            <text:p>3.483882</text:p>
          </table:table-cell>
          <table:table-cell office:value-type="float" office:value="1.815157" calcext:value-type="float">
            <text:p>1.815157</text:p>
          </table:table-cell>
          <table:table-cell office:value-type="float" office:value="0.998075" calcext:value-type="float">
            <text:p>0.998075</text:p>
          </table:table-cell>
          <table:table-cell/>
          <table:table-cell office:value-type="float" office:value="0.523272" calcext:value-type="float">
            <text:p>0.523272</text:p>
          </table:table-cell>
          <table:table-cell office:value-type="float" office:value="0.272448" calcext:value-type="float">
            <text:p>0.272448</text:p>
          </table:table-cell>
          <table:table-cell office:value-type="float" office:value="0.151094" calcext:value-type="float">
            <text:p>0.151094</text:p>
          </table:table-cell>
          <table:table-cell office:value-type="float" office:value="1.845687" calcext:value-type="float">
            <text:p>1.845687</text:p>
          </table:table-cell>
          <table:table-cell office:value-type="float" office:value="0.988677" calcext:value-type="float">
            <text:p>0.988677</text:p>
          </table:table-cell>
          <table:table-cell office:value-type="float" office:value="0.544499" calcext:value-type="float">
            <text:p>0.544499</text:p>
          </table:table-cell>
        </table:table-row>
        <table:table-row table:style-name="ro1">
          <table:table-cell office:value-type="float" office:value="0.835018" calcext:value-type="float">
            <text:p>0.835018</text:p>
          </table:table-cell>
          <table:table-cell office:value-type="float" office:value="0.436276" calcext:value-type="float">
            <text:p>0.436276</text:p>
          </table:table-cell>
          <table:table-cell office:value-type="float" office:value="0.232436" calcext:value-type="float">
            <text:p>0.232436</text:p>
          </table:table-cell>
          <table:table-cell office:value-type="float" office:value="3.549003" calcext:value-type="float">
            <text:p>3.549003</text:p>
          </table:table-cell>
          <table:table-cell office:value-type="float" office:value="1.812965" calcext:value-type="float">
            <text:p>1.812965</text:p>
          </table:table-cell>
          <table:table-cell office:value-type="float" office:value="0.962728" calcext:value-type="float">
            <text:p>0.962728</text:p>
          </table:table-cell>
          <table:table-cell/>
          <table:table-cell office:value-type="float" office:value="0.522866" calcext:value-type="float">
            <text:p>0.522866</text:p>
          </table:table-cell>
          <table:table-cell office:value-type="float" office:value="0.276128" calcext:value-type="float">
            <text:p>0.276128</text:p>
          </table:table-cell>
          <table:table-cell office:value-type="float" office:value="0.160839" calcext:value-type="float">
            <text:p>0.160839</text:p>
          </table:table-cell>
          <table:table-cell office:value-type="float" office:value="1.849392" calcext:value-type="float">
            <text:p>1.849392</text:p>
          </table:table-cell>
          <table:table-cell office:value-type="float" office:value="0.982728" calcext:value-type="float">
            <text:p>0.982728</text:p>
          </table:table-cell>
          <table:table-cell office:value-type="float" office:value="0.532604" calcext:value-type="float">
            <text:p>0.532604</text:p>
          </table:table-cell>
        </table:table-row>
        <table:table-row table:style-name="ro1">
          <table:table-cell office:value-type="float" office:value="0.849066" calcext:value-type="float">
            <text:p>0.849066</text:p>
          </table:table-cell>
          <table:table-cell office:value-type="float" office:value="0.435909" calcext:value-type="float">
            <text:p>0.435909</text:p>
          </table:table-cell>
          <table:table-cell office:value-type="float" office:value="0.232211" calcext:value-type="float">
            <text:p>0.232211</text:p>
          </table:table-cell>
          <table:table-cell office:value-type="float" office:value="3.625194" calcext:value-type="float">
            <text:p>3.625194</text:p>
          </table:table-cell>
          <table:table-cell office:value-type="float" office:value="1.838974" calcext:value-type="float">
            <text:p>1.838974</text:p>
          </table:table-cell>
          <table:table-cell office:value-type="float" office:value="0.990844" calcext:value-type="float">
            <text:p>0.990844</text:p>
          </table:table-cell>
          <table:table-cell/>
          <table:table-cell office:value-type="float" office:value="0.532609" calcext:value-type="float">
            <text:p>0.532609</text:p>
          </table:table-cell>
          <table:table-cell office:value-type="float" office:value="0.290436" calcext:value-type="float">
            <text:p>0.290436</text:p>
          </table:table-cell>
          <table:table-cell office:value-type="float" office:value="0.160031" calcext:value-type="float">
            <text:p>0.160031</text:p>
          </table:table-cell>
          <table:table-cell office:value-type="float" office:value="1.838624" calcext:value-type="float">
            <text:p>1.838624</text:p>
          </table:table-cell>
          <table:table-cell office:value-type="float" office:value="0.984564" calcext:value-type="float">
            <text:p>0.984564</text:p>
          </table:table-cell>
          <table:table-cell office:value-type="float" office:value="0.531536" calcext:value-type="float">
            <text:p>0.531536</text:p>
          </table:table-cell>
        </table:table-row>
        <table:table-row table:style-name="ro1">
          <table:table-cell office:value-type="float" office:value="0.836512" calcext:value-type="float">
            <text:p>0.836512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249827" calcext:value-type="float">
            <text:p>0.249827</text:p>
          </table:table-cell>
          <table:table-cell office:value-type="float" office:value="3.569717" calcext:value-type="float">
            <text:p>3.569717</text:p>
          </table:table-cell>
          <table:table-cell office:value-type="float" office:value="1.821575" calcext:value-type="float">
            <text:p>1.821575</text:p>
          </table:table-cell>
          <table:table-cell office:value-type="float" office:value="0.967303" calcext:value-type="float">
            <text:p>0.967303</text:p>
          </table:table-cell>
          <table:table-cell/>
          <table:table-cell office:value-type="float" office:value="0.525774" calcext:value-type="float">
            <text:p>0.525774</text:p>
          </table:table-cell>
          <table:table-cell office:value-type="float" office:value="0.293592" calcext:value-type="float">
            <text:p>0.293592</text:p>
          </table:table-cell>
          <table:table-cell office:value-type="float" office:value="0.154819" calcext:value-type="float">
            <text:p>0.154819</text:p>
          </table:table-cell>
          <table:table-cell office:value-type="float" office:value="1.848265" calcext:value-type="float">
            <text:p>1.848265</text:p>
          </table:table-cell>
          <table:table-cell office:value-type="float" office:value="0.98642" calcext:value-type="float">
            <text:p>0.98642</text:p>
          </table:table-cell>
          <table:table-cell office:value-type="float" office:value="0.532549" calcext:value-type="float">
            <text:p>0.532549</text:p>
          </table:table-cell>
        </table:table-row>
        <table:table-row table:style-name="ro1">
          <table:table-cell office:value-type="float" office:value="0.837002" calcext:value-type="float">
            <text:p>0.837002</text:p>
          </table:table-cell>
          <table:table-cell office:value-type="float" office:value="0.441803" calcext:value-type="float">
            <text:p>0.441803</text:p>
          </table:table-cell>
          <table:table-cell office:value-type="float" office:value="0.249234" calcext:value-type="float">
            <text:p>0.249234</text:p>
          </table:table-cell>
          <table:table-cell office:value-type="float" office:value="3.577426" calcext:value-type="float">
            <text:p>3.577426</text:p>
          </table:table-cell>
          <table:table-cell office:value-type="float" office:value="1.817107" calcext:value-type="float">
            <text:p>1.817107</text:p>
          </table:table-cell>
          <table:table-cell office:value-type="float" office:value="0.962543" calcext:value-type="float">
            <text:p>0.962543</text:p>
          </table:table-cell>
          <table:table-cell/>
          <table:table-cell office:value-type="float" office:value="0.523957" calcext:value-type="float">
            <text:p>0.523957</text:p>
          </table:table-cell>
          <table:table-cell office:value-type="float" office:value="0.27496" calcext:value-type="float">
            <text:p>0.27496</text:p>
          </table:table-cell>
          <table:table-cell office:value-type="float" office:value="0.14812" calcext:value-type="float">
            <text:p>0.14812</text:p>
          </table:table-cell>
          <table:table-cell office:value-type="float" office:value="1.847494" calcext:value-type="float">
            <text:p>1.847494</text:p>
          </table:table-cell>
          <table:table-cell office:value-type="float" office:value="0.979866" calcext:value-type="float">
            <text:p>0.979866</text:p>
          </table:table-cell>
          <table:table-cell office:value-type="float" office:value="0.563583" calcext:value-type="float">
            <text:p>0.563583</text:p>
          </table:table-cell>
        </table:table-row>
        <table:table-row table:style-name="ro1">
          <table:table-cell table:style-name="ce3" table:formula="of:=AVERAGE([.A4:.A103])" office:value-type="float" office:value="0.841126309999999" calcext:value-type="float">
            <text:p>0.84112631</text:p>
          </table:table-cell>
          <table:table-cell table:style-name="ce3" table:formula="of:=AVERAGE([.B4:.B103])" office:value-type="float" office:value="0.43877703" calcext:value-type="float">
            <text:p>0.43877703</text:p>
          </table:table-cell>
          <table:table-cell table:style-name="ce3" table:formula="of:=AVERAGE([.C4:.C103])" office:value-type="float" office:value="0.2379633" calcext:value-type="float">
            <text:p>0.2379633</text:p>
          </table:table-cell>
          <table:table-cell table:style-name="ce3" table:formula="of:=AVERAGE([.D4:.D103])" office:value-type="float" office:value="3.4957732" calcext:value-type="float">
            <text:p>3.4957732</text:p>
          </table:table-cell>
          <table:table-cell table:style-name="ce3" table:formula="of:=AVERAGE([.E4:.E103])" office:value-type="float" office:value="1.82028794" calcext:value-type="float">
            <text:p>1.82028794</text:p>
          </table:table-cell>
          <table:table-cell table:style-name="ce3" table:formula="of:=AVERAGE([.F4:.F103])" office:value-type="float" office:value="0.983084009999999" calcext:value-type="float">
            <text:p>0.98308401</text:p>
          </table:table-cell>
          <table:table-cell table:style-name="ce5"/>
          <table:table-cell table:style-name="ce3" table:formula="of:=AVERAGE([.H4:.H103])" office:value-type="float" office:value="0.52743076" calcext:value-type="float">
            <text:p>0.52743076</text:p>
          </table:table-cell>
          <table:table-cell table:style-name="ce3" table:formula="of:=AVERAGE([.I4:.I103])" office:value-type="float" office:value="0.27735406" calcext:value-type="float">
            <text:p>0.27735406</text:p>
          </table:table-cell>
          <table:table-cell table:style-name="ce3" table:formula="of:=AVERAGE([.J4:.J103])" office:value-type="float" office:value="0.14993696" calcext:value-type="float">
            <text:p>0.14993696</text:p>
          </table:table-cell>
          <table:table-cell table:style-name="ce3" table:formula="of:=AVERAGE([.K4:.K103])" office:value-type="float" office:value="1.84765241" calcext:value-type="float">
            <text:p>1.84765241</text:p>
          </table:table-cell>
          <table:table-cell table:style-name="ce3" table:formula="of:=AVERAGE([.L4:.L103])" office:value-type="float" office:value="0.98445123" calcext:value-type="float">
            <text:p>0.98445123</text:p>
          </table:table-cell>
          <table:table-cell table:style-name="ce3" table:formula="of:=AVERAGE([.M4:.M103])" office:value-type="float" office:value="0.53923533" calcext:value-type="float">
            <text:p>0.53923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01:03:52.768077733</meta:creation-date>
    <dc:date>2015-09-12T02:01:10.584060224</dc:date>
    <meta:editing-duration>PT44M20S</meta:editing-duration>
    <meta:editing-cycles>2</meta:editing-cycles>
    <meta:generator>LibreOffice/4.2.8.2$Linux_X86_64 LibreOffice_project/420m0$Build-2</meta:generator>
    <meta:document-statistic meta:table-count="1" meta:cell-count="123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Metodo de Jacobi</text:p>
        </chart:title>
        <chart:legend chart:legend-position="end" svg:x="12.142cm" svg:y="3.952cm" style:legend-expansion="high" chart:style-name="ch3"/>
        <chart:plot-area chart:style-name="ch4" table:cell-range-address="Hoja1.A2:Hoja1.A3 Hoja1.A3:Hoja1.C3 Hoja1.A104:Hoja1.F104 Hoja1.D2:Hoja1.D2" chart:data-source-has-labels="both" svg:x="1.331cm" svg:y="1.301cm" svg:width="10.491cm" svg:height="7.519cm">
          <chartooo:coordinate-region svg:x="2.058cm" svg:y="1.5cm" svg:width="9.048cm" svg:height="6.673cm"/>
          <chart:axis chart:dimension="x" chart:name="primary-x" chart:style-name="ch5" chartooo:axis-type="auto">
            <chartooo:date-scale/>
            <chart:categories table:cell-range-address="Hoja1.A3:Hoja1.C3"/>
          </chart:axis>
          <chart:axis chart:dimension="y" chart:name="primary-y" chart:style-name="ch5">
            <chart:title svg:x="0.451cm" svg:y="5.567cm" chart:style-name="ch6">
              <text:p>t (seg)</text:p>
            </chart:title>
            <chart:grid chart:style-name="ch7" chart:class="major"/>
          </chart:axis>
          <chart:series chart:style-name="ch8" chart:values-cell-range-address="Hoja1.A104:Hoja1.C104" chart:label-cell-address="Hoja1.A2:Hoja1.A2" chart:class="chart:line">
            <chart:data-point chart:repeated="3"/>
          </chart:series>
          <chart:series chart:style-name="ch9" chart:values-cell-range-address="Hoja1.D104:Hoja1.F104" chart:label-cell-address="Hoja1.D2:Hoja1.D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A3:Hoja1.C3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Tolerance=1e-6</text:p>
                <draw:g>
                  <svg:desc>Hoja1.A2:Hoja1.A2</svg:desc>
                </draw:g>
              </table:table-cell>
              <table:table-cell office:value-type="float" office:value="0.841126309999999">
                <text:p>0.841126309999999</text:p>
                <draw:g>
                  <svg:desc>Hoja1.A104:Hoja1.C104</svg:desc>
                </draw:g>
              </table:table-cell>
              <table:table-cell office:value-type="float" office:value="0.43877703">
                <text:p>0.43877703</text:p>
              </table:table-cell>
              <table:table-cell office:value-type="float" office:value="0.2379633">
                <text:p>0.2379633</text:p>
              </table:table-cell>
            </table:table-row>
            <table:table-row>
              <table:table-cell office:value-type="string">
                <text:p>Tolerance=1e-10</text:p>
                <draw:g>
                  <svg:desc>Hoja1.D2:Hoja1.D2</svg:desc>
                </draw:g>
              </table:table-cell>
              <table:table-cell office:value-type="float" office:value="3.4957732">
                <text:p>3.4957732</text:p>
                <draw:g>
                  <svg:desc>Hoja1.D104:Hoja1.F104</svg:desc>
                </draw:g>
              </table:table-cell>
              <table:table-cell office:value-type="float" office:value="1.82028794">
                <text:p>1.82028794</text:p>
              </table:table-cell>
              <table:table-cell office:value-type="float" office:value="0.983084009999999">
                <text:p>0.98308400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Metodo de Gauss-Seidel</text:p>
        </chart:title>
        <chart:legend chart:legend-position="end" svg:x="12.142cm" svg:y="3.952cm" style:legend-expansion="high" chart:style-name="ch3"/>
        <chart:plot-area chart:style-name="ch4" table:cell-range-address="Hoja1.H110:Hoja1.H110 Hoja1.H3:Hoja1.J3 Hoja1.H2:Hoja1.H2 Hoja1.H104:Hoja1.M104 Hoja1.K2:Hoja1.K2" chart:data-source-has-labels="both" svg:x="1.331cm" svg:y="1.301cm" svg:width="10.491cm" svg:height="7.519cm">
          <chartooo:coordinate-region svg:x="2.058cm" svg:y="1.5cm" svg:width="9.048cm" svg:height="6.673cm"/>
          <chart:axis chart:dimension="x" chart:name="primary-x" chart:style-name="ch5" chartooo:axis-type="auto">
            <chartooo:date-scale/>
            <chart:categories table:cell-range-address="Hoja1.H3:Hoja1.J3"/>
          </chart:axis>
          <chart:axis chart:dimension="y" chart:name="primary-y" chart:style-name="ch5">
            <chart:title svg:x="0.451cm" svg:y="5.567cm" chart:style-name="ch6">
              <text:p>t (seg)</text:p>
            </chart:title>
            <chart:grid chart:style-name="ch7" chart:class="major"/>
          </chart:axis>
          <chart:series chart:style-name="ch8" chart:values-cell-range-address="Hoja1.H104:Hoja1.J104" chart:label-cell-address="Hoja1.H2:Hoja1.H2" chart:class="chart:line">
            <chart:data-point chart:repeated="3"/>
          </chart:series>
          <chart:series chart:style-name="ch9" chart:values-cell-range-address="Hoja1.K104:Hoja1.M104" chart:label-cell-address="Hoja1.K2:Hoja1.K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H3:Hoja1.J3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Tolerance=1e-6</text:p>
                <draw:g>
                  <svg:desc>Hoja1.H2:Hoja1.H2</svg:desc>
                </draw:g>
              </table:table-cell>
              <table:table-cell office:value-type="float" office:value="0.52743076">
                <text:p>0.52743076</text:p>
                <draw:g>
                  <svg:desc>Hoja1.H104:Hoja1.J104</svg:desc>
                </draw:g>
              </table:table-cell>
              <table:table-cell office:value-type="float" office:value="0.27735406">
                <text:p>0.27735406</text:p>
              </table:table-cell>
              <table:table-cell office:value-type="float" office:value="0.14993696">
                <text:p>0.14993696</text:p>
              </table:table-cell>
            </table:table-row>
            <table:table-row>
              <table:table-cell office:value-type="string">
                <text:p>Tolerance=1e-10</text:p>
                <draw:g>
                  <svg:desc>Hoja1.K2:Hoja1.K2</svg:desc>
                </draw:g>
              </table:table-cell>
              <table:table-cell office:value-type="float" office:value="1.84765241">
                <text:p>1.84765241</text:p>
                <draw:g>
                  <svg:desc>Hoja1.K104:Hoja1.M104</svg:desc>
                </draw:g>
              </table:table-cell>
              <table:table-cell office:value-type="float" office:value="0.98445123">
                <text:p>0.98445123</text:p>
              </table:table-cell>
              <table:table-cell office:value-type="float" office:value="0.53923533">
                <text:p>0.53923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Comparacion a tolerancia=1e-6</text:p>
        </chart:title>
        <chart:legend chart:legend-position="end" svg:x="10.872cm" svg:y="3.952cm" style:legend-expansion="high" chart:style-name="ch3"/>
        <chart:plot-area chart:style-name="ch4" table:cell-range-address="Hoja1.K116:Hoja1.K116 Hoja1.A3:Hoja1.C3 Hoja1.A1:Hoja1.A1 Hoja1.A104:Hoja1.C104 Hoja1.H1:Hoja1.H1 Hoja1.H104:Hoja1.J104" chart:data-source-has-labels="both" svg:x="1.331cm" svg:y="1.301cm" svg:width="9.221cm" svg:height="7.519cm">
          <chartooo:coordinate-region svg:x="2.058cm" svg:y="1.5cm" svg:width="7.778cm" svg:height="6.673cm"/>
          <chart:axis chart:dimension="x" chart:name="primary-x" chart:style-name="ch5" chartooo:axis-type="auto">
            <chartooo:date-scale/>
            <chart:categories table:cell-range-address="Hoja1.A3:Hoja1.C3"/>
          </chart:axis>
          <chart:axis chart:dimension="y" chart:name="primary-y" chart:style-name="ch5">
            <chart:title svg:x="0.451cm" svg:y="5.567cm" chart:style-name="ch6">
              <text:p>t (seg)</text:p>
            </chart:title>
            <chart:grid chart:style-name="ch7" chart:class="major"/>
          </chart:axis>
          <chart:series chart:style-name="ch8" chart:values-cell-range-address="Hoja1.A104:Hoja1.C104" chart:label-cell-address="Hoja1.A1:Hoja1.A1" chart:class="chart:line">
            <chart:data-point chart:repeated="3"/>
          </chart:series>
          <chart:series chart:style-name="ch9" chart:values-cell-range-address="Hoja1.H104:Hoja1.J104" chart:label-cell-address="Hoja1.H1:Hoja1.H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A3:Hoja1.C3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Método de Jacobi</text:p>
                <draw:g>
                  <svg:desc>Hoja1.A1:Hoja1.A1</svg:desc>
                </draw:g>
              </table:table-cell>
              <table:table-cell office:value-type="float" office:value="0.841126309999999">
                <text:p>0.841126309999999</text:p>
                <draw:g>
                  <svg:desc>Hoja1.A104:Hoja1.C104</svg:desc>
                </draw:g>
              </table:table-cell>
              <table:table-cell office:value-type="float" office:value="0.43877703">
                <text:p>0.43877703</text:p>
              </table:table-cell>
              <table:table-cell office:value-type="float" office:value="0.2379633">
                <text:p>0.2379633</text:p>
              </table:table-cell>
            </table:table-row>
            <table:table-row>
              <table:table-cell office:value-type="string">
                <text:p>Método de Gauss-Seidel</text:p>
                <draw:g>
                  <svg:desc>Hoja1.H1:Hoja1.H1</svg:desc>
                </draw:g>
              </table:table-cell>
              <table:table-cell office:value-type="float" office:value="0.52743076">
                <text:p>0.52743076</text:p>
                <draw:g>
                  <svg:desc>Hoja1.H104:Hoja1.J104</svg:desc>
                </draw:g>
              </table:table-cell>
              <table:table-cell office:value-type="float" office:value="0.27735406">
                <text:p>0.27735406</text:p>
              </table:table-cell>
              <table:table-cell office:value-type="float" office:value="0.14993696">
                <text:p>0.14993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Comparacion con tolerancia=1e-10</text:p>
        </chart:title>
        <chart:legend chart:legend-position="end" svg:x="10.872cm" svg:y="3.952cm" style:legend-expansion="high" chart:style-name="ch3"/>
        <chart:plot-area chart:style-name="ch4" table:cell-range-address="Hoja1.C122:Hoja1.C122 Hoja1.A3:Hoja1.C3 Hoja1.A1:Hoja1.A1 Hoja1.D104:Hoja1.F104 Hoja1.H1:Hoja1.H1 Hoja1.K104:Hoja1.M104" chart:data-source-has-labels="both" svg:x="1.331cm" svg:y="1.301cm" svg:width="9.221cm" svg:height="7.519cm">
          <chartooo:coordinate-region svg:x="2.058cm" svg:y="1.5cm" svg:width="7.778cm" svg:height="6.673cm"/>
          <chart:axis chart:dimension="x" chart:name="primary-x" chart:style-name="ch5" chartooo:axis-type="auto">
            <chartooo:date-scale/>
            <chart:categories table:cell-range-address="Hoja1.A3:Hoja1.C3"/>
          </chart:axis>
          <chart:axis chart:dimension="y" chart:name="primary-y" chart:style-name="ch5">
            <chart:title svg:x="0.451cm" svg:y="5.567cm" chart:style-name="ch6">
              <text:p>t (seg)</text:p>
            </chart:title>
            <chart:grid chart:style-name="ch7" chart:class="major"/>
          </chart:axis>
          <chart:series chart:style-name="ch8" chart:values-cell-range-address="Hoja1.D104:Hoja1.F104" chart:label-cell-address="Hoja1.A1:Hoja1.A1" chart:class="chart:line">
            <chart:data-point chart:repeated="3"/>
          </chart:series>
          <chart:series chart:style-name="ch9" chart:values-cell-range-address="Hoja1.K104:Hoja1.M104" chart:label-cell-address="Hoja1.H1:Hoja1.H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Hoja1.A3:Hoja1.C3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Método de Jacobi</text:p>
                <draw:g>
                  <svg:desc>Hoja1.A1:Hoja1.A1</svg:desc>
                </draw:g>
              </table:table-cell>
              <table:table-cell office:value-type="float" office:value="3.4957732">
                <text:p>3.4957732</text:p>
                <draw:g>
                  <svg:desc>Hoja1.D104:Hoja1.F104</svg:desc>
                </draw:g>
              </table:table-cell>
              <table:table-cell office:value-type="float" office:value="1.82028794">
                <text:p>1.82028794</text:p>
              </table:table-cell>
              <table:table-cell office:value-type="float" office:value="0.983084009999999">
                <text:p>0.983084009999999</text:p>
              </table:table-cell>
            </table:table-row>
            <table:table-row>
              <table:table-cell office:value-type="string">
                <text:p>Método de Gauss-Seidel</text:p>
                <draw:g>
                  <svg:desc>Hoja1.H1:Hoja1.H1</svg:desc>
                </draw:g>
              </table:table-cell>
              <table:table-cell office:value-type="float" office:value="1.84765241">
                <text:p>1.84765241</text:p>
                <draw:g>
                  <svg:desc>Hoja1.K104:Hoja1.M104</svg:desc>
                </draw:g>
              </table:table-cell>
              <table:table-cell office:value-type="float" office:value="0.98445123">
                <text:p>0.98445123</text:p>
              </table:table-cell>
              <table:table-cell office:value-type="float" office:value="0.53923533">
                <text:p>0.53923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